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4_1_R5.o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8.4375" calcext:value-type="float">
            <text:p>-198.4375</text:p>
          </table:table-cell>
          <table:table-cell office:value-type="float" office:value="-796.809" calcext:value-type="float">
            <text:p>-796.809</text:p>
          </table:table-cell>
          <table:table-cell table:number-columns-repeated="2"/>
          <table:table-cell office:value-type="string" calcext:value-type="string">
            <text:p>U0</text:p>
          </table:table-cell>
          <table:table-cell office:value-type="float" office:value="-791.479800766284" calcext:value-type="float">
            <text:p>-791.479800766284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7.9375" calcext:value-type="float">
            <text:p>-197.9375</text:p>
          </table:table-cell>
          <table:table-cell office:value-type="float" office:value="-788.769" calcext:value-type="float">
            <text:p>-788.769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231.970173789173" calcext:value-type="float">
            <text:p>231.970173789173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7.4375" calcext:value-type="float">
            <text:p>-197.4375</text:p>
          </table:table-cell>
          <table:table-cell office:value-type="float" office:value="-796.809" calcext:value-type="float">
            <text:p>-796.809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float" office:value="-286.423619791667" calcext:value-type="float">
            <text:p>-286.423619791667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6.9375" calcext:value-type="float">
            <text:p>-19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6.4375" calcext:value-type="float">
            <text:p>-19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5.9375" calcext:value-type="float">
            <text:p>-195.9375</text:p>
          </table:table-cell>
          <table:table-cell office:value-type="float" office:value="-788.769" calcext:value-type="float">
            <text:p>-788.769</text:p>
          </table:table-cell>
          <table:table-cell table:number-columns-repeated="2"/>
          <table:table-cell office:value-type="string" calcext:value-type="string">
            <text:p>Ue</text:p>
          </table:table-cell>
          <table:table-cell office:value-type="float" office:value="1023.44997455546" calcext:value-type="float">
            <text:p>1023.44997455546</text:p>
          </table:table-cell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5.4375" calcext:value-type="float">
            <text:p>-195.4375</text:p>
          </table:table-cell>
          <table:table-cell office:value-type="float" office:value="-788.769" calcext:value-type="float">
            <text:p>-788.769</text:p>
          </table:table-cell>
          <table:table-cell table:number-columns-repeated="2"/>
          <table:table-cell office:value-type="string" calcext:value-type="string">
            <text:p>Ur</text:p>
          </table:table-cell>
          <table:table-cell office:value-type="float" office:value="-505.056180974618" calcext:value-type="float">
            <text:p>-505.056180974618</text:p>
          </table:table-cell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4.9375" calcext:value-type="float">
            <text:p>-19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4.4375" calcext:value-type="float">
            <text:p>-19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3.9375" calcext:value-type="float">
            <text:p>-193.9375</text:p>
          </table:table-cell>
          <table:table-cell office:value-type="float" office:value="-788.769" calcext:value-type="float">
            <text:p>-788.769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-[.I9]/[.I8]" office:value-type="float" office:value="0.493483993874729" calcext:value-type="float">
            <text:p>0.493483993874729</text:p>
          </table:table-cell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3.4375" calcext:value-type="float">
            <text:p>-19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2.9375" calcext:value-type="float">
            <text:p>-19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2.4375" calcext:value-type="float">
            <text:p>-19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1.9375" calcext:value-type="float">
            <text:p>-191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91.4375" calcext:value-type="float">
            <text:p>-191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0.9375" calcext:value-type="float">
            <text:p>-19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0.4375" calcext:value-type="float">
            <text:p>-19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89.9375" calcext:value-type="float">
            <text:p>-189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9.4375" calcext:value-type="float">
            <text:p>-18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8.9375" calcext:value-type="float">
            <text:p>-18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8.4375" calcext:value-type="float">
            <text:p>-18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7.9375" calcext:value-type="float">
            <text:p>-18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7.4375" calcext:value-type="float">
            <text:p>-18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6.9375" calcext:value-type="float">
            <text:p>-18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6.4375" calcext:value-type="float">
            <text:p>-18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85.9375" calcext:value-type="float">
            <text:p>-18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5.4375" calcext:value-type="float">
            <text:p>-18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4.9375" calcext:value-type="float">
            <text:p>-18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4.4375" calcext:value-type="float">
            <text:p>-18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83.9375" calcext:value-type="float">
            <text:p>-18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3.4375" calcext:value-type="float">
            <text:p>-18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82.9375" calcext:value-type="float">
            <text:p>-18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2.4375" calcext:value-type="float">
            <text:p>-18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81.9375" calcext:value-type="float">
            <text:p>-181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-181.4375" calcext:value-type="float">
            <text:p>-181.437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80.9375" calcext:value-type="float">
            <text:p>-180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0.4375" calcext:value-type="float">
            <text:p>-18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9.9375" calcext:value-type="float">
            <text:p>-17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9.4375" calcext:value-type="float">
            <text:p>-17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8.9375" calcext:value-type="float">
            <text:p>-17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8.4375" calcext:value-type="float">
            <text:p>-17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7.9375" calcext:value-type="float">
            <text:p>-177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7.4375" calcext:value-type="float">
            <text:p>-17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6.9375" calcext:value-type="float">
            <text:p>-17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6.4375" calcext:value-type="float">
            <text:p>-17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5.9375" calcext:value-type="float">
            <text:p>-17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5.4375" calcext:value-type="float">
            <text:p>-17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4.9375" calcext:value-type="float">
            <text:p>-17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4.4375" calcext:value-type="float">
            <text:p>-17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73.9375" calcext:value-type="float">
            <text:p>-17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3.4375" calcext:value-type="float">
            <text:p>-17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2.9375" calcext:value-type="float">
            <text:p>-17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2.4375" calcext:value-type="float">
            <text:p>-17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1.9375" calcext:value-type="float">
            <text:p>-17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1.4375" calcext:value-type="float">
            <text:p>-17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0.9375" calcext:value-type="float">
            <text:p>-17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70.4375" calcext:value-type="float">
            <text:p>-17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9.9375" calcext:value-type="float">
            <text:p>-16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9.4375" calcext:value-type="float">
            <text:p>-16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8.9375" calcext:value-type="float">
            <text:p>-16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8.4375" calcext:value-type="float">
            <text:p>-16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7.9375" calcext:value-type="float">
            <text:p>-16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7.4375" calcext:value-type="float">
            <text:p>-16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6.9375" calcext:value-type="float">
            <text:p>-16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6.4375" calcext:value-type="float">
            <text:p>-16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-165.9375" calcext:value-type="float">
            <text:p>-165.937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5.4375" calcext:value-type="float">
            <text:p>-16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64.9375" calcext:value-type="float">
            <text:p>-164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4.4375" calcext:value-type="float">
            <text:p>-16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3.9375" calcext:value-type="float">
            <text:p>-16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3.4375" calcext:value-type="float">
            <text:p>-16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2.9375" calcext:value-type="float">
            <text:p>-16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2.4375" calcext:value-type="float">
            <text:p>-16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61.9375" calcext:value-type="float">
            <text:p>-16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1.4375" calcext:value-type="float">
            <text:p>-16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0.9375" calcext:value-type="float">
            <text:p>-16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0.4375" calcext:value-type="float">
            <text:p>-16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9.9375" calcext:value-type="float">
            <text:p>-15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59.4375" calcext:value-type="float">
            <text:p>-159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8.9375" calcext:value-type="float">
            <text:p>-15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8.4375" calcext:value-type="float">
            <text:p>-15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7.9375" calcext:value-type="float">
            <text:p>-15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7.4375" calcext:value-type="float">
            <text:p>-15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56.9375" calcext:value-type="float">
            <text:p>-156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6.4375" calcext:value-type="float">
            <text:p>-15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5.9375" calcext:value-type="float">
            <text:p>-155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5.4375" calcext:value-type="float">
            <text:p>-15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4.9375" calcext:value-type="float">
            <text:p>-15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4.4375" calcext:value-type="float">
            <text:p>-15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3.9375" calcext:value-type="float">
            <text:p>-153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3.4375" calcext:value-type="float">
            <text:p>-15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2.9375" calcext:value-type="float">
            <text:p>-15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2.4375" calcext:value-type="float">
            <text:p>-15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1.9375" calcext:value-type="float">
            <text:p>-15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51.4375" calcext:value-type="float">
            <text:p>-151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0.9375" calcext:value-type="float">
            <text:p>-15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0.4375" calcext:value-type="float">
            <text:p>-15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9.9375" calcext:value-type="float">
            <text:p>-14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9.4375" calcext:value-type="float">
            <text:p>-149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8.9375" calcext:value-type="float">
            <text:p>-14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8.4375" calcext:value-type="float">
            <text:p>-14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7.9375" calcext:value-type="float">
            <text:p>-14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7.4375" calcext:value-type="float">
            <text:p>-14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6.9375" calcext:value-type="float">
            <text:p>-14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6.4375" calcext:value-type="float">
            <text:p>-14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5.9375" calcext:value-type="float">
            <text:p>-14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5.4375" calcext:value-type="float">
            <text:p>-14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4.9375" calcext:value-type="float">
            <text:p>-14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4.4375" calcext:value-type="float">
            <text:p>-14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3.9375" calcext:value-type="float">
            <text:p>-143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3.4375" calcext:value-type="float">
            <text:p>-14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2.9375" calcext:value-type="float">
            <text:p>-14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2.4375" calcext:value-type="float">
            <text:p>-14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41.9375" calcext:value-type="float">
            <text:p>-141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1.4375" calcext:value-type="float">
            <text:p>-14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0.9375" calcext:value-type="float">
            <text:p>-14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40.4375" calcext:value-type="float">
            <text:p>-14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9.9375" calcext:value-type="float">
            <text:p>-13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9.4375" calcext:value-type="float">
            <text:p>-13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8.9375" calcext:value-type="float">
            <text:p>-13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8.4375" calcext:value-type="float">
            <text:p>-13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7.9375" calcext:value-type="float">
            <text:p>-13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7.4375" calcext:value-type="float">
            <text:p>-13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6.9375" calcext:value-type="float">
            <text:p>-13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6.4375" calcext:value-type="float">
            <text:p>-13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5.9375" calcext:value-type="float">
            <text:p>-13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35.4375" calcext:value-type="float">
            <text:p>-135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4.9375" calcext:value-type="float">
            <text:p>-13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4.4375" calcext:value-type="float">
            <text:p>-13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33.9375" calcext:value-type="float">
            <text:p>-13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3.4375" calcext:value-type="float">
            <text:p>-13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2.9375" calcext:value-type="float">
            <text:p>-13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2.4375" calcext:value-type="float">
            <text:p>-13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31.9375" calcext:value-type="float">
            <text:p>-131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1.4375" calcext:value-type="float">
            <text:p>-13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0.9375" calcext:value-type="float">
            <text:p>-13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0.4375" calcext:value-type="float">
            <text:p>-13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9.9375" calcext:value-type="float">
            <text:p>-12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9.4375" calcext:value-type="float">
            <text:p>-12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8.9375" calcext:value-type="float">
            <text:p>-12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8.4375" calcext:value-type="float">
            <text:p>-12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7.9375" calcext:value-type="float">
            <text:p>-127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27.4375" calcext:value-type="float">
            <text:p>-127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6.9375" calcext:value-type="float">
            <text:p>-12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6.4375" calcext:value-type="float">
            <text:p>-12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25.9375" calcext:value-type="float">
            <text:p>-125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5.4375" calcext:value-type="float">
            <text:p>-12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24.9375" calcext:value-type="float">
            <text:p>-124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4.4375" calcext:value-type="float">
            <text:p>-12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3.9375" calcext:value-type="float">
            <text:p>-12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3.4375" calcext:value-type="float">
            <text:p>-12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2.9375" calcext:value-type="float">
            <text:p>-12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2.4375" calcext:value-type="float">
            <text:p>-12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1.9375" calcext:value-type="float">
            <text:p>-12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1.4375" calcext:value-type="float">
            <text:p>-12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0.9375" calcext:value-type="float">
            <text:p>-12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20.4375" calcext:value-type="float">
            <text:p>-12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9.9375" calcext:value-type="float">
            <text:p>-11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9.4375" calcext:value-type="float">
            <text:p>-11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8.9375" calcext:value-type="float">
            <text:p>-11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8.4375" calcext:value-type="float">
            <text:p>-11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17.9375" calcext:value-type="float">
            <text:p>-117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7.4375" calcext:value-type="float">
            <text:p>-11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6.9375" calcext:value-type="float">
            <text:p>-11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6.4375" calcext:value-type="float">
            <text:p>-11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5.9375" calcext:value-type="float">
            <text:p>-11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5.4375" calcext:value-type="float">
            <text:p>-11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4.9375" calcext:value-type="float">
            <text:p>-11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4.4375" calcext:value-type="float">
            <text:p>-11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3.9375" calcext:value-type="float">
            <text:p>-11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3.4375" calcext:value-type="float">
            <text:p>-11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2.9375" calcext:value-type="float">
            <text:p>-11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2.4375" calcext:value-type="float">
            <text:p>-11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1.9375" calcext:value-type="float">
            <text:p>-11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11.4375" calcext:value-type="float">
            <text:p>-111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0.9375" calcext:value-type="float">
            <text:p>-11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10.4375" calcext:value-type="float">
            <text:p>-11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9.9375" calcext:value-type="float">
            <text:p>-10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9.4375" calcext:value-type="float">
            <text:p>-109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8.9375" calcext:value-type="float">
            <text:p>-10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8.4375" calcext:value-type="float">
            <text:p>-10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7.9375" calcext:value-type="float">
            <text:p>-10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7.4375" calcext:value-type="float">
            <text:p>-10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6.9375" calcext:value-type="float">
            <text:p>-10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6.4375" calcext:value-type="float">
            <text:p>-10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5.9375" calcext:value-type="float">
            <text:p>-10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5.4375" calcext:value-type="float">
            <text:p>-10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4.9375" calcext:value-type="float">
            <text:p>-10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4.4375" calcext:value-type="float">
            <text:p>-10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3.9375" calcext:value-type="float">
            <text:p>-10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03.4375" calcext:value-type="float">
            <text:p>-103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2.9375" calcext:value-type="float">
            <text:p>-10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2.4375" calcext:value-type="float">
            <text:p>-10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01.9375" calcext:value-type="float">
            <text:p>-101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01.4375" calcext:value-type="float">
            <text:p>-10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0.9375" calcext:value-type="float">
            <text:p>-10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0.4375" calcext:value-type="float">
            <text:p>-10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9.9375" calcext:value-type="float">
            <text:p>-9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9.4375" calcext:value-type="float">
            <text:p>-99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8.9375" calcext:value-type="float">
            <text:p>-9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8.4375" calcext:value-type="float">
            <text:p>-9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7.9375" calcext:value-type="float">
            <text:p>-9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7.4375" calcext:value-type="float">
            <text:p>-9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6.9375" calcext:value-type="float">
            <text:p>-9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6.4375" calcext:value-type="float">
            <text:p>-9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5.9375" calcext:value-type="float">
            <text:p>-95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95.4375" calcext:value-type="float">
            <text:p>-95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4.9375" calcext:value-type="float">
            <text:p>-9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4.4375" calcext:value-type="float">
            <text:p>-9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93.9375" calcext:value-type="float">
            <text:p>-9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3.4375" calcext:value-type="float">
            <text:p>-9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2.9375" calcext:value-type="float">
            <text:p>-9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2.4375" calcext:value-type="float">
            <text:p>-9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1.9375" calcext:value-type="float">
            <text:p>-9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1.4375" calcext:value-type="float">
            <text:p>-9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90.9375" calcext:value-type="float">
            <text:p>-9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0.4375" calcext:value-type="float">
            <text:p>-9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9.9375" calcext:value-type="float">
            <text:p>-8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9.4375" calcext:value-type="float">
            <text:p>-8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8.9375" calcext:value-type="float">
            <text:p>-8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8.4375" calcext:value-type="float">
            <text:p>-8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7.9375" calcext:value-type="float">
            <text:p>-87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7.4375" calcext:value-type="float">
            <text:p>-8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6.9375" calcext:value-type="float">
            <text:p>-8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6.4375" calcext:value-type="float">
            <text:p>-8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85.9375" calcext:value-type="float">
            <text:p>-85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5.4375" calcext:value-type="float">
            <text:p>-8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4.9375" calcext:value-type="float">
            <text:p>-8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4.4375" calcext:value-type="float">
            <text:p>-8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3.9375" calcext:value-type="float">
            <text:p>-83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3.4375" calcext:value-type="float">
            <text:p>-8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2.9375" calcext:value-type="float">
            <text:p>-8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-82.4375" calcext:value-type="float">
            <text:p>-82.437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1.9375" calcext:value-type="float">
            <text:p>-8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1.4375" calcext:value-type="float">
            <text:p>-8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0.9375" calcext:value-type="float">
            <text:p>-8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80.4375" calcext:value-type="float">
            <text:p>-8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9.9375" calcext:value-type="float">
            <text:p>-7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9.4375" calcext:value-type="float">
            <text:p>-7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8.9375" calcext:value-type="float">
            <text:p>-7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8.4375" calcext:value-type="float">
            <text:p>-7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7.9375" calcext:value-type="float">
            <text:p>-7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7.4375" calcext:value-type="float">
            <text:p>-7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6.9375" calcext:value-type="float">
            <text:p>-7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6.4375" calcext:value-type="float">
            <text:p>-7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5.9375" calcext:value-type="float">
            <text:p>-7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5.4375" calcext:value-type="float">
            <text:p>-7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4.9375" calcext:value-type="float">
            <text:p>-7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4.4375" calcext:value-type="float">
            <text:p>-7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3.9375" calcext:value-type="float">
            <text:p>-73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3.4375" calcext:value-type="float">
            <text:p>-7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2.9375" calcext:value-type="float">
            <text:p>-7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2.4375" calcext:value-type="float">
            <text:p>-7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1.9375" calcext:value-type="float">
            <text:p>-7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71.4375" calcext:value-type="float">
            <text:p>-71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0.9375" calcext:value-type="float">
            <text:p>-7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0.4375" calcext:value-type="float">
            <text:p>-7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69.9375" calcext:value-type="float">
            <text:p>-69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9.4375" calcext:value-type="float">
            <text:p>-69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8.9375" calcext:value-type="float">
            <text:p>-6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8.4375" calcext:value-type="float">
            <text:p>-6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7.9375" calcext:value-type="float">
            <text:p>-6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7.4375" calcext:value-type="float">
            <text:p>-6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6.9375" calcext:value-type="float">
            <text:p>-6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6.4375" calcext:value-type="float">
            <text:p>-6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5.9375" calcext:value-type="float">
            <text:p>-65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5.4375" calcext:value-type="float">
            <text:p>-6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4.9375" calcext:value-type="float">
            <text:p>-6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4.4375" calcext:value-type="float">
            <text:p>-6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3.9375" calcext:value-type="float">
            <text:p>-6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63.4375" calcext:value-type="float">
            <text:p>-63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2.9375" calcext:value-type="float">
            <text:p>-6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2.4375" calcext:value-type="float">
            <text:p>-6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1.9375" calcext:value-type="float">
            <text:p>-61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1.4375" calcext:value-type="float">
            <text:p>-6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0.9375" calcext:value-type="float">
            <text:p>-6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0.4375" calcext:value-type="float">
            <text:p>-6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9.9375" calcext:value-type="float">
            <text:p>-5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9.4375" calcext:value-type="float">
            <text:p>-5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8.9375" calcext:value-type="float">
            <text:p>-5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8.4375" calcext:value-type="float">
            <text:p>-5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7.9375" calcext:value-type="float">
            <text:p>-5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7.4375" calcext:value-type="float">
            <text:p>-5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6.9375" calcext:value-type="float">
            <text:p>-5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6.4375" calcext:value-type="float">
            <text:p>-5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5.9375" calcext:value-type="float">
            <text:p>-55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55.4375" calcext:value-type="float">
            <text:p>-55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4.9375" calcext:value-type="float">
            <text:p>-5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4.4375" calcext:value-type="float">
            <text:p>-5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53.9375" calcext:value-type="float">
            <text:p>-5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3.4375" calcext:value-type="float">
            <text:p>-5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2.9375" calcext:value-type="float">
            <text:p>-5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2.4375" calcext:value-type="float">
            <text:p>-5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1.9375" calcext:value-type="float">
            <text:p>-5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1.4375" calcext:value-type="float">
            <text:p>-5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50.9375" calcext:value-type="float">
            <text:p>-5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-50.4375" calcext:value-type="float">
            <text:p>-50.437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9.9375" calcext:value-type="float">
            <text:p>-4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9.4375" calcext:value-type="float">
            <text:p>-4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48.9375" calcext:value-type="float">
            <text:p>-48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8.4375" calcext:value-type="float">
            <text:p>-4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7.9375" calcext:value-type="float">
            <text:p>-47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7.4375" calcext:value-type="float">
            <text:p>-4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6.9375" calcext:value-type="float">
            <text:p>-4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6.4375" calcext:value-type="float">
            <text:p>-4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45.9375" calcext:value-type="float">
            <text:p>-45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-45.4375" calcext:value-type="float">
            <text:p>-45.437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4.9375" calcext:value-type="float">
            <text:p>-4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4.4375" calcext:value-type="float">
            <text:p>-4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3.9375" calcext:value-type="float">
            <text:p>-4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3.4375" calcext:value-type="float">
            <text:p>-4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2.9375" calcext:value-type="float">
            <text:p>-42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2.4375" calcext:value-type="float">
            <text:p>-4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41.9375" calcext:value-type="float">
            <text:p>-4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1.4375" calcext:value-type="float">
            <text:p>-4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0.9375" calcext:value-type="float">
            <text:p>-4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40.4375" calcext:value-type="float">
            <text:p>-4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9.9375" calcext:value-type="float">
            <text:p>-3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39.4375" calcext:value-type="float">
            <text:p>-39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8.9375" calcext:value-type="float">
            <text:p>-3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8.4375" calcext:value-type="float">
            <text:p>-38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37.9375" calcext:value-type="float">
            <text:p>-37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7.4375" calcext:value-type="float">
            <text:p>-37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6.9375" calcext:value-type="float">
            <text:p>-3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6.4375" calcext:value-type="float">
            <text:p>-3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5.9375" calcext:value-type="float">
            <text:p>-3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5.4375" calcext:value-type="float">
            <text:p>-35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4.9375" calcext:value-type="float">
            <text:p>-34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4.4375" calcext:value-type="float">
            <text:p>-3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3.9375" calcext:value-type="float">
            <text:p>-33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3.4375" calcext:value-type="float">
            <text:p>-33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2.9375" calcext:value-type="float">
            <text:p>-3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2.4375" calcext:value-type="float">
            <text:p>-32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1.9375" calcext:value-type="float">
            <text:p>-3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31.4375" calcext:value-type="float">
            <text:p>-31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0.9375" calcext:value-type="float">
            <text:p>-30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30.4375" calcext:value-type="float">
            <text:p>-30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9.9375" calcext:value-type="float">
            <text:p>-2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29.4375" calcext:value-type="float">
            <text:p>-29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8.9375" calcext:value-type="float">
            <text:p>-2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8.4375" calcext:value-type="float">
            <text:p>-2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7.9375" calcext:value-type="float">
            <text:p>-27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7.4375" calcext:value-type="float">
            <text:p>-2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6.9375" calcext:value-type="float">
            <text:p>-2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26.4375" calcext:value-type="float">
            <text:p>-26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5.9375" calcext:value-type="float">
            <text:p>-25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5.4375" calcext:value-type="float">
            <text:p>-2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4.9375" calcext:value-type="float">
            <text:p>-24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4.4375" calcext:value-type="float">
            <text:p>-24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23.9375" calcext:value-type="float">
            <text:p>-23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3.4375" calcext:value-type="float">
            <text:p>-23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2.9375" calcext:value-type="float">
            <text:p>-2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2.4375" calcext:value-type="float">
            <text:p>-2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1.9375" calcext:value-type="float">
            <text:p>-21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21.4375" calcext:value-type="float">
            <text:p>-2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0.9375" calcext:value-type="float">
            <text:p>-2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20.4375" calcext:value-type="float">
            <text:p>-2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9.9375" calcext:value-type="float">
            <text:p>-19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9.4375" calcext:value-type="float">
            <text:p>-19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8.9375" calcext:value-type="float">
            <text:p>-18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8.4375" calcext:value-type="float">
            <text:p>-1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7.9375" calcext:value-type="float">
            <text:p>-17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7.4375" calcext:value-type="float">
            <text:p>-17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.9375" calcext:value-type="float">
            <text:p>-16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6.4375" calcext:value-type="float">
            <text:p>-1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5.9375" calcext:value-type="float">
            <text:p>-15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5.4375" calcext:value-type="float">
            <text:p>-1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.9375" calcext:value-type="float">
            <text:p>-14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4.4375" calcext:value-type="float">
            <text:p>-14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13.9375" calcext:value-type="float">
            <text:p>-1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3.4375" calcext:value-type="float">
            <text:p>-13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.9375" calcext:value-type="float">
            <text:p>-12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2.4375" calcext:value-type="float">
            <text:p>-12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.9375" calcext:value-type="float">
            <text:p>-11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11.4375" calcext:value-type="float">
            <text:p>-11.4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.9375" calcext:value-type="float">
            <text:p>-10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10.4375" calcext:value-type="float">
            <text:p>-10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9.9375" calcext:value-type="float">
            <text:p>-9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9.4375" calcext:value-type="float">
            <text:p>-9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.9375" calcext:value-type="float">
            <text:p>-8.9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8.4375" calcext:value-type="float">
            <text:p>-8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7.9375" calcext:value-type="float">
            <text:p>-7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7.4375" calcext:value-type="float">
            <text:p>-7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-6.9375" calcext:value-type="float">
            <text:p>-6.937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6.4375" calcext:value-type="float">
            <text:p>-6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5.9375" calcext:value-type="float">
            <text:p>-5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-5.4375" calcext:value-type="float">
            <text:p>-5.437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4.9375" calcext:value-type="float">
            <text:p>-4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4.4375" calcext:value-type="float">
            <text:p>-4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3.9375" calcext:value-type="float">
            <text:p>-3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3.4375" calcext:value-type="float">
            <text:p>-3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.9375" calcext:value-type="float">
            <text:p>-2.9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-2.4375" calcext:value-type="float">
            <text:p>-2.437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-1.9375" calcext:value-type="float">
            <text:p>-1.937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-1.4375" calcext:value-type="float">
            <text:p>-1.437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668166" calcext:value-type="float">
            <text:p>-0.668166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-668.166" calcext:value-type="float">
            <text:p>-668.166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603844" calcext:value-type="float">
            <text:p>-0.603844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507362" calcext:value-type="float">
            <text:p>-0.507362</text:p>
          </table:table-cell>
          <table:table-cell/>
          <table:table-cell office:value-type="float" office:value="0.06249999999998" calcext:value-type="float">
            <text:p>0.06249999999998</text:p>
          </table:table-cell>
          <table:table-cell office:value-type="float" office:value="-507.362" calcext:value-type="float">
            <text:p>-507.362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394799" calcext:value-type="float">
            <text:p>-0.394799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1.0625" calcext:value-type="float">
            <text:p>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-0.177714" calcext:value-type="float">
            <text:p>-0.177714</text:p>
          </table:table-cell>
          <table:table-cell/>
          <table:table-cell office:value-type="float" office:value="1.5625" calcext:value-type="float">
            <text:p>1.5625</text:p>
          </table:table-cell>
          <table:table-cell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-0.0651508" calcext:value-type="float">
            <text:p>-0.0651508</text:p>
          </table:table-cell>
          <table:table-cell/>
          <table:table-cell office:value-type="float" office:value="2.0625" calcext:value-type="float">
            <text:p>2.0625</text:p>
          </table:table-cell>
          <table:table-cell office:value-type="float" office:value="-65.1508" calcext:value-type="float">
            <text:p>-65.1508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0152512" calcext:value-type="float">
            <text:p>0.0152512</text:p>
          </table:table-cell>
          <table:table-cell/>
          <table:table-cell office:value-type="float" office:value="2.5625" calcext:value-type="float">
            <text:p>2.5625</text:p>
          </table:table-cell>
          <table:table-cell office:value-type="float" office:value="15.2512" calcext:value-type="float">
            <text:p>15.2512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087613" calcext:value-type="float">
            <text:p>0.087613</text:p>
          </table:table-cell>
          <table:table-cell/>
          <table:table-cell office:value-type="float" office:value="3.0625" calcext:value-type="float">
            <text:p>3.0625</text:p>
          </table:table-cell>
          <table:table-cell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127814" calcext:value-type="float">
            <text:p>0.127814</text:p>
          </table:table-cell>
          <table:table-cell/>
          <table:table-cell office:value-type="float" office:value="3.5625" calcext:value-type="float">
            <text:p>3.5625</text:p>
          </table:table-cell>
          <table:table-cell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143894" calcext:value-type="float">
            <text:p>0.143894</text:p>
          </table:table-cell>
          <table:table-cell/>
          <table:table-cell office:value-type="float" office:value="4.0625" calcext:value-type="float">
            <text:p>4.0625</text:p>
          </table:table-cell>
          <table:table-cell office:value-type="float" office:value="143.894" calcext:value-type="float">
            <text:p>143.894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151935" calcext:value-type="float">
            <text:p>0.151935</text:p>
          </table:table-cell>
          <table:table-cell/>
          <table:table-cell office:value-type="float" office:value="4.5625" calcext:value-type="float">
            <text:p>4.5625</text:p>
          </table:table-cell>
          <table:table-cell office:value-type="float" office:value="151.935" calcext:value-type="float">
            <text:p>151.935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159975" calcext:value-type="float">
            <text:p>0.159975</text:p>
          </table:table-cell>
          <table:table-cell/>
          <table:table-cell office:value-type="float" office:value="5.0625" calcext:value-type="float">
            <text:p>5.0625</text:p>
          </table:table-cell>
          <table:table-cell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159975" calcext:value-type="float">
            <text:p>0.159975</text:p>
          </table:table-cell>
          <table:table-cell/>
          <table:table-cell office:value-type="float" office:value="5.5625" calcext:value-type="float">
            <text:p>5.5625</text:p>
          </table:table-cell>
          <table:table-cell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159975" calcext:value-type="float">
            <text:p>0.159975</text:p>
          </table:table-cell>
          <table:table-cell/>
          <table:table-cell office:value-type="float" office:value="6.0625" calcext:value-type="float">
            <text:p>6.0625</text:p>
          </table:table-cell>
          <table:table-cell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159975" calcext:value-type="float">
            <text:p>0.159975</text:p>
          </table:table-cell>
          <table:table-cell/>
          <table:table-cell office:value-type="float" office:value="6.5625" calcext:value-type="float">
            <text:p>6.5625</text:p>
          </table:table-cell>
          <table:table-cell office:value-type="float" office:value="159.975" calcext:value-type="float">
            <text:p>159.975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float" office:value="7.0625" calcext:value-type="float">
            <text:p>7.0625</text:p>
          </table:table-cell>
          <table:table-cell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float" office:value="7.5625" calcext:value-type="float">
            <text:p>7.5625</text:p>
          </table:table-cell>
          <table:table-cell office:value-type="float" office:value="168.015" calcext:value-type="float">
            <text:p>168.015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176055" calcext:value-type="float">
            <text:p>0.176055</text:p>
          </table:table-cell>
          <table:table-cell/>
          <table:table-cell office:value-type="float" office:value="8.0625" calcext:value-type="float">
            <text:p>8.0625</text:p>
          </table:table-cell>
          <table:table-cell office:value-type="float" office:value="176.055" calcext:value-type="float">
            <text:p>176.055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192136" calcext:value-type="float">
            <text:p>0.192136</text:p>
          </table:table-cell>
          <table:table-cell/>
          <table:table-cell office:value-type="float" office:value="8.5625" calcext:value-type="float">
            <text:p>8.5625</text:p>
          </table:table-cell>
          <table:table-cell office:value-type="float" office:value="192.136" calcext:value-type="float">
            <text:p>192.136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184095" calcext:value-type="float">
            <text:p>0.184095</text:p>
          </table:table-cell>
          <table:table-cell/>
          <table:table-cell office:value-type="float" office:value="9.0625" calcext:value-type="float">
            <text:p>9.0625</text:p>
          </table:table-cell>
          <table:table-cell office:value-type="float" office:value="184.095" calcext:value-type="float">
            <text:p>184.095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184095" calcext:value-type="float">
            <text:p>0.184095</text:p>
          </table:table-cell>
          <table:table-cell/>
          <table:table-cell office:value-type="float" office:value="9.5625" calcext:value-type="float">
            <text:p>9.5625</text:p>
          </table:table-cell>
          <table:table-cell office:value-type="float" office:value="184.095" calcext:value-type="float">
            <text:p>184.095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192136" calcext:value-type="float">
            <text:p>0.192136</text:p>
          </table:table-cell>
          <table:table-cell/>
          <table:table-cell office:value-type="float" office:value="10.0625" calcext:value-type="float">
            <text:p>10.0625</text:p>
          </table:table-cell>
          <table:table-cell office:value-type="float" office:value="192.136" calcext:value-type="float">
            <text:p>192.136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192136" calcext:value-type="float">
            <text:p>0.192136</text:p>
          </table:table-cell>
          <table:table-cell/>
          <table:table-cell office:value-type="float" office:value="10.5625" calcext:value-type="float">
            <text:p>10.5625</text:p>
          </table:table-cell>
          <table:table-cell office:value-type="float" office:value="192.136" calcext:value-type="float">
            <text:p>192.136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1.0625" calcext:value-type="float">
            <text:p>11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1.5625" calcext:value-type="float">
            <text:p>11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2.0625" calcext:value-type="float">
            <text:p>12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192136" calcext:value-type="float">
            <text:p>0.192136</text:p>
          </table:table-cell>
          <table:table-cell/>
          <table:table-cell office:value-type="float" office:value="12.5625" calcext:value-type="float">
            <text:p>12.5625</text:p>
          </table:table-cell>
          <table:table-cell office:value-type="float" office:value="192.136" calcext:value-type="float">
            <text:p>192.136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3.0625" calcext:value-type="float">
            <text:p>13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3.5625" calcext:value-type="float">
            <text:p>13.5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4.0625" calcext:value-type="float">
            <text:p>14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4.5625" calcext:value-type="float">
            <text:p>14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5.0625" calcext:value-type="float">
            <text:p>15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5.5625" calcext:value-type="float">
            <text:p>15.5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6.0625" calcext:value-type="float">
            <text:p>16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16.5625" calcext:value-type="float">
            <text:p>16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7.0625" calcext:value-type="float">
            <text:p>17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7.5625" calcext:value-type="float">
            <text:p>17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8.0625" calcext:value-type="float">
            <text:p>18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18.5625" calcext:value-type="float">
            <text:p>18.5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9.0625" calcext:value-type="float">
            <text:p>19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9.5625" calcext:value-type="float">
            <text:p>19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20.0625" calcext:value-type="float">
            <text:p>20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0.5625" calcext:value-type="float">
            <text:p>20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1.0625" calcext:value-type="float">
            <text:p>21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1.5625" calcext:value-type="float">
            <text:p>21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2.0625" calcext:value-type="float">
            <text:p>22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2.5625" calcext:value-type="float">
            <text:p>22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23.0625" calcext:value-type="float">
            <text:p>23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3.5625" calcext:value-type="float">
            <text:p>23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4.0625" calcext:value-type="float">
            <text:p>24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24.5625" calcext:value-type="float">
            <text:p>24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25.0625" calcext:value-type="float">
            <text:p>25.0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5.5625" calcext:value-type="float">
            <text:p>25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26.0625" calcext:value-type="float">
            <text:p>26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6.5625" calcext:value-type="float">
            <text:p>26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7.0625" calcext:value-type="float">
            <text:p>27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7.5625" calcext:value-type="float">
            <text:p>27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8.0625" calcext:value-type="float">
            <text:p>28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8.5625" calcext:value-type="float">
            <text:p>28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9.0625" calcext:value-type="float">
            <text:p>29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29.5625" calcext:value-type="float">
            <text:p>29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0.0625" calcext:value-type="float">
            <text:p>30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0.5625" calcext:value-type="float">
            <text:p>30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1.0625" calcext:value-type="float">
            <text:p>31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1.5625" calcext:value-type="float">
            <text:p>31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2.0625" calcext:value-type="float">
            <text:p>32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2.5625" calcext:value-type="float">
            <text:p>32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3.0625" calcext:value-type="float">
            <text:p>33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3.5625" calcext:value-type="float">
            <text:p>33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34.0625" calcext:value-type="float">
            <text:p>34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200176" calcext:value-type="float">
            <text:p>0.200176</text:p>
          </table:table-cell>
          <table:table-cell/>
          <table:table-cell office:value-type="float" office:value="34.5625" calcext:value-type="float">
            <text:p>34.5625</text:p>
          </table:table-cell>
          <table:table-cell office:value-type="float" office:value="200.176" calcext:value-type="float">
            <text:p>200.176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35.0625" calcext:value-type="float">
            <text:p>35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5.5625" calcext:value-type="float">
            <text:p>35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6.0625" calcext:value-type="float">
            <text:p>36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6.5625" calcext:value-type="float">
            <text:p>36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7.0625" calcext:value-type="float">
            <text:p>37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37.5625" calcext:value-type="float">
            <text:p>37.5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8.0625" calcext:value-type="float">
            <text:p>38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8.5625" calcext:value-type="float">
            <text:p>38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9.0625" calcext:value-type="float">
            <text:p>39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39.5625" calcext:value-type="float">
            <text:p>39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40.0625" calcext:value-type="float">
            <text:p>40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40.5625" calcext:value-type="float">
            <text:p>4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1.0625" calcext:value-type="float">
            <text:p>41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1.5625" calcext:value-type="float">
            <text:p>41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2.0625" calcext:value-type="float">
            <text:p>42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2.5625" calcext:value-type="float">
            <text:p>42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3.0625" calcext:value-type="float">
            <text:p>43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3.5625" calcext:value-type="float">
            <text:p>43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4.0625" calcext:value-type="float">
            <text:p>44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4.5625" calcext:value-type="float">
            <text:p>44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5.0625" calcext:value-type="float">
            <text:p>45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5.5625" calcext:value-type="float">
            <text:p>45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6.0625" calcext:value-type="float">
            <text:p>46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6.5625" calcext:value-type="float">
            <text:p>46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7.0625" calcext:value-type="float">
            <text:p>47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47.5625" calcext:value-type="float">
            <text:p>47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8.0625" calcext:value-type="float">
            <text:p>48.0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48.5625" calcext:value-type="float">
            <text:p>48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49.0625" calcext:value-type="float">
            <text:p>49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49.5625" calcext:value-type="float">
            <text:p>49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50.0625" calcext:value-type="float">
            <text:p>50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50.5625" calcext:value-type="float">
            <text:p>50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51.0625" calcext:value-type="float">
            <text:p>5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1.5625" calcext:value-type="float">
            <text:p>51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2.0625" calcext:value-type="float">
            <text:p>52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2.5625" calcext:value-type="float">
            <text:p>52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3.0625" calcext:value-type="float">
            <text:p>53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53.5625" calcext:value-type="float">
            <text:p>53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4.0625" calcext:value-type="float">
            <text:p>54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4.5625" calcext:value-type="float">
            <text:p>54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5.0625" calcext:value-type="float">
            <text:p>55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5.5625" calcext:value-type="float">
            <text:p>55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6.0625" calcext:value-type="float">
            <text:p>56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56.5625" calcext:value-type="float">
            <text:p>5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7.0625" calcext:value-type="float">
            <text:p>57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57.5625" calcext:value-type="float">
            <text:p>57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58.0625" calcext:value-type="float">
            <text:p>58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58.5625" calcext:value-type="float">
            <text:p>58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59.0625" calcext:value-type="float">
            <text:p>59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59.5625" calcext:value-type="float">
            <text:p>5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0.0625" calcext:value-type="float">
            <text:p>60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0.5625" calcext:value-type="float">
            <text:p>60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1.0625" calcext:value-type="float">
            <text:p>61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1.5625" calcext:value-type="float">
            <text:p>61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2.0625" calcext:value-type="float">
            <text:p>62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2.5625" calcext:value-type="float">
            <text:p>62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3.0625" calcext:value-type="float">
            <text:p>63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3.5625" calcext:value-type="float">
            <text:p>63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4.0625" calcext:value-type="float">
            <text:p>64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64.5625" calcext:value-type="float">
            <text:p>64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5.0625" calcext:value-type="float">
            <text:p>65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5.5625" calcext:value-type="float">
            <text:p>65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66.0625" calcext:value-type="float">
            <text:p>66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6.5625" calcext:value-type="float">
            <text:p>66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67.0625" calcext:value-type="float">
            <text:p>67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7.5625" calcext:value-type="float">
            <text:p>67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68.0625" calcext:value-type="float">
            <text:p>68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68.5625" calcext:value-type="float">
            <text:p>68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69.0625" calcext:value-type="float">
            <text:p>69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69.5625" calcext:value-type="float">
            <text:p>69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0.0625" calcext:value-type="float">
            <text:p>70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0.5625" calcext:value-type="float">
            <text:p>70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1.0625" calcext:value-type="float">
            <text:p>71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1.5625" calcext:value-type="float">
            <text:p>71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2.0625" calcext:value-type="float">
            <text:p>72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2.5625" calcext:value-type="float">
            <text:p>72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3.0625" calcext:value-type="float">
            <text:p>73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3.5625" calcext:value-type="float">
            <text:p>73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4.0625" calcext:value-type="float">
            <text:p>74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74.5625" calcext:value-type="float">
            <text:p>74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5.0625" calcext:value-type="float">
            <text:p>75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5.5625" calcext:value-type="float">
            <text:p>7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6.0625" calcext:value-type="float">
            <text:p>76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6.5625" calcext:value-type="float">
            <text:p>76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77.0625" calcext:value-type="float">
            <text:p>77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7.5625" calcext:value-type="float">
            <text:p>77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78.0625" calcext:value-type="float">
            <text:p>7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8.5625" calcext:value-type="float">
            <text:p>78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9.0625" calcext:value-type="float">
            <text:p>79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79.5625" calcext:value-type="float">
            <text:p>79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0.0625" calcext:value-type="float">
            <text:p>80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0.5625" calcext:value-type="float">
            <text:p>80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1.0625" calcext:value-type="float">
            <text:p>8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1.5625" calcext:value-type="float">
            <text:p>81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2.0625" calcext:value-type="float">
            <text:p>82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82.5625" calcext:value-type="float">
            <text:p>82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3.0625" calcext:value-type="float">
            <text:p>83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3.5625" calcext:value-type="float">
            <text:p>83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4.0625" calcext:value-type="float">
            <text:p>84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4.5625" calcext:value-type="float">
            <text:p>84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5.0625" calcext:value-type="float">
            <text:p>85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5.5625" calcext:value-type="float">
            <text:p>8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6.0625" calcext:value-type="float">
            <text:p>86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6.5625" calcext:value-type="float">
            <text:p>86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87.0625" calcext:value-type="float">
            <text:p>87.0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7.5625" calcext:value-type="float">
            <text:p>87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8.0625" calcext:value-type="float">
            <text:p>8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88.5625" calcext:value-type="float">
            <text:p>88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9.0625" calcext:value-type="float">
            <text:p>89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89.5625" calcext:value-type="float">
            <text:p>8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90.0625" calcext:value-type="float">
            <text:p>90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0.5625" calcext:value-type="float">
            <text:p>9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1.0625" calcext:value-type="float">
            <text:p>91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1.5625" calcext:value-type="float">
            <text:p>9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2.0625" calcext:value-type="float">
            <text:p>92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2.5625" calcext:value-type="float">
            <text:p>92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3.0625" calcext:value-type="float">
            <text:p>93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3.5625" calcext:value-type="float">
            <text:p>93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4.0625" calcext:value-type="float">
            <text:p>94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4.5625" calcext:value-type="float">
            <text:p>94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5.0625" calcext:value-type="float">
            <text:p>95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5.5625" calcext:value-type="float">
            <text:p>9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6.0625" calcext:value-type="float">
            <text:p>96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6.5625" calcext:value-type="float">
            <text:p>9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7.0625" calcext:value-type="float">
            <text:p>97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7.5625" calcext:value-type="float">
            <text:p>97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98.0625" calcext:value-type="float">
            <text:p>9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8.5625" calcext:value-type="float">
            <text:p>98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99.0625" calcext:value-type="float">
            <text:p>99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99.5625" calcext:value-type="float">
            <text:p>9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0.0625" calcext:value-type="float">
            <text:p>100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0.5625" calcext:value-type="float">
            <text:p>10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1.5625" calcext:value-type="float">
            <text:p>101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02.0625" calcext:value-type="float">
            <text:p>102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2.5625" calcext:value-type="float">
            <text:p>102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3.0625" calcext:value-type="float">
            <text:p>103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3.5625" calcext:value-type="float">
            <text:p>103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04.0625" calcext:value-type="float">
            <text:p>104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04.5625" calcext:value-type="float">
            <text:p>104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5.0625" calcext:value-type="float">
            <text:p>105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5.5625" calcext:value-type="float">
            <text:p>10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06.0625" calcext:value-type="float">
            <text:p>106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106.5625" calcext:value-type="float">
            <text:p>106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07.0625" calcext:value-type="float">
            <text:p>107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07.5625" calcext:value-type="float">
            <text:p>10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08.0625" calcext:value-type="float">
            <text:p>10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8.5625" calcext:value-type="float">
            <text:p>108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9.0625" calcext:value-type="float">
            <text:p>109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09.5625" calcext:value-type="float">
            <text:p>10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0.0625" calcext:value-type="float">
            <text:p>110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0.5625" calcext:value-type="float">
            <text:p>11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1.0625" calcext:value-type="float">
            <text:p>11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1.5625" calcext:value-type="float">
            <text:p>11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2.0625" calcext:value-type="float">
            <text:p>112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2.5625" calcext:value-type="float">
            <text:p>112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3.0625" calcext:value-type="float">
            <text:p>113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3.5625" calcext:value-type="float">
            <text:p>113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14.0625" calcext:value-type="float">
            <text:p>11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4.5625" calcext:value-type="float">
            <text:p>114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15.0625" calcext:value-type="float">
            <text:p>11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5.5625" calcext:value-type="float">
            <text:p>11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6.0625" calcext:value-type="float">
            <text:p>116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6.5625" calcext:value-type="float">
            <text:p>11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7.0625" calcext:value-type="float">
            <text:p>117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7.5625" calcext:value-type="float">
            <text:p>117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8.0625" calcext:value-type="float">
            <text:p>11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8.5625" calcext:value-type="float">
            <text:p>118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19.0625" calcext:value-type="float">
            <text:p>119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19.5625" calcext:value-type="float">
            <text:p>11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0.0625" calcext:value-type="float">
            <text:p>120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0.5625" calcext:value-type="float">
            <text:p>120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21.0625" calcext:value-type="float">
            <text:p>12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1.5625" calcext:value-type="float">
            <text:p>12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2.0625" calcext:value-type="float">
            <text:p>122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22.5625" calcext:value-type="float">
            <text:p>122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3.0625" calcext:value-type="float">
            <text:p>123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3.5625" calcext:value-type="float">
            <text:p>123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4.0625" calcext:value-type="float">
            <text:p>124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4.5625" calcext:value-type="float">
            <text:p>124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5.0625" calcext:value-type="float">
            <text:p>12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25.5625" calcext:value-type="float">
            <text:p>12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6.0625" calcext:value-type="float">
            <text:p>126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6.5625" calcext:value-type="float">
            <text:p>12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7.0625" calcext:value-type="float">
            <text:p>127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7.5625" calcext:value-type="float">
            <text:p>12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28.0625" calcext:value-type="float">
            <text:p>12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28.5625" calcext:value-type="float">
            <text:p>128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29.0625" calcext:value-type="float">
            <text:p>129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29.5625" calcext:value-type="float">
            <text:p>129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30.0625" calcext:value-type="float">
            <text:p>130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0.5625" calcext:value-type="float">
            <text:p>13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31.0625" calcext:value-type="float">
            <text:p>131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1.5625" calcext:value-type="float">
            <text:p>13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2.0625" calcext:value-type="float">
            <text:p>132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2.5625" calcext:value-type="float">
            <text:p>132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33.0625" calcext:value-type="float">
            <text:p>133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3.5625" calcext:value-type="float">
            <text:p>133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4.0625" calcext:value-type="float">
            <text:p>134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4.5625" calcext:value-type="float">
            <text:p>134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5.0625" calcext:value-type="float">
            <text:p>135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5.5625" calcext:value-type="float">
            <text:p>135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6.0625" calcext:value-type="float">
            <text:p>136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6.5625" calcext:value-type="float">
            <text:p>13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7.0625" calcext:value-type="float">
            <text:p>137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7.5625" calcext:value-type="float">
            <text:p>137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38.0625" calcext:value-type="float">
            <text:p>138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38.5625" calcext:value-type="float">
            <text:p>138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39.0625" calcext:value-type="float">
            <text:p>139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39.5625" calcext:value-type="float">
            <text:p>139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0.0625" calcext:value-type="float">
            <text:p>140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0.5625" calcext:value-type="float">
            <text:p>140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1.0625" calcext:value-type="float">
            <text:p>141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1.5625" calcext:value-type="float">
            <text:p>141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42.0625" calcext:value-type="float">
            <text:p>142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2.5625" calcext:value-type="float">
            <text:p>142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3.0625" calcext:value-type="float">
            <text:p>143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3.5625" calcext:value-type="float">
            <text:p>143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44.0625" calcext:value-type="float">
            <text:p>14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4.5625" calcext:value-type="float">
            <text:p>144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5.0625" calcext:value-type="float">
            <text:p>145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45.5625" calcext:value-type="float">
            <text:p>145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46.0625" calcext:value-type="float">
            <text:p>146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224296" calcext:value-type="float">
            <text:p>0.224296</text:p>
          </table:table-cell>
          <table:table-cell/>
          <table:table-cell office:value-type="float" office:value="146.5625" calcext:value-type="float">
            <text:p>146.5625</text:p>
          </table:table-cell>
          <table:table-cell office:value-type="float" office:value="224.296" calcext:value-type="float">
            <text:p>224.296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47.0625" calcext:value-type="float">
            <text:p>147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7.5625" calcext:value-type="float">
            <text:p>14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8.0625" calcext:value-type="float">
            <text:p>14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8.5625" calcext:value-type="float">
            <text:p>148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9.0625" calcext:value-type="float">
            <text:p>149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49.5625" calcext:value-type="float">
            <text:p>149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0.0625" calcext:value-type="float">
            <text:p>150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0.5625" calcext:value-type="float">
            <text:p>150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1.0625" calcext:value-type="float">
            <text:p>151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1.5625" calcext:value-type="float">
            <text:p>15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2.0625" calcext:value-type="float">
            <text:p>152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52.5625" calcext:value-type="float">
            <text:p>152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3.0625" calcext:value-type="float">
            <text:p>153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3.5625" calcext:value-type="float">
            <text:p>153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54.0625" calcext:value-type="float">
            <text:p>15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54.5625" calcext:value-type="float">
            <text:p>154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55.0625" calcext:value-type="float">
            <text:p>15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5.5625" calcext:value-type="float">
            <text:p>155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6.0625" calcext:value-type="float">
            <text:p>156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56.5625" calcext:value-type="float">
            <text:p>156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7.0625" calcext:value-type="float">
            <text:p>157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7.5625" calcext:value-type="float">
            <text:p>15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8.0625" calcext:value-type="float">
            <text:p>15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58.5625" calcext:value-type="float">
            <text:p>158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9.0625" calcext:value-type="float">
            <text:p>159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59.5625" calcext:value-type="float">
            <text:p>159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0.0625" calcext:value-type="float">
            <text:p>160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0.5625" calcext:value-type="float">
            <text:p>160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61.0625" calcext:value-type="float">
            <text:p>161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1.5625" calcext:value-type="float">
            <text:p>16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2.0625" calcext:value-type="float">
            <text:p>162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2.5625" calcext:value-type="float">
            <text:p>162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63.0625" calcext:value-type="float">
            <text:p>163.0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3.5625" calcext:value-type="float">
            <text:p>163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4.0625" calcext:value-type="float">
            <text:p>16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4.5625" calcext:value-type="float">
            <text:p>164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5.0625" calcext:value-type="float">
            <text:p>16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5.5625" calcext:value-type="float">
            <text:p>165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6.0625" calcext:value-type="float">
            <text:p>166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66.5625" calcext:value-type="float">
            <text:p>166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7.0625" calcext:value-type="float">
            <text:p>167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7.5625" calcext:value-type="float">
            <text:p>16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8.0625" calcext:value-type="float">
            <text:p>168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68.5625" calcext:value-type="float">
            <text:p>168.5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9.0625" calcext:value-type="float">
            <text:p>169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69.5625" calcext:value-type="float">
            <text:p>169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0.0625" calcext:value-type="float">
            <text:p>170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70.5625" calcext:value-type="float">
            <text:p>170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1.0625" calcext:value-type="float">
            <text:p>171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1.5625" calcext:value-type="float">
            <text:p>171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2.0625" calcext:value-type="float">
            <text:p>172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2.5625" calcext:value-type="float">
            <text:p>172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3.0625" calcext:value-type="float">
            <text:p>173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3.5625" calcext:value-type="float">
            <text:p>173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4.0625" calcext:value-type="float">
            <text:p>17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4.5625" calcext:value-type="float">
            <text:p>174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5.0625" calcext:value-type="float">
            <text:p>17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5.5625" calcext:value-type="float">
            <text:p>175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6.0625" calcext:value-type="float">
            <text:p>176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76.5625" calcext:value-type="float">
            <text:p>176.5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7.0625" calcext:value-type="float">
            <text:p>177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77.5625" calcext:value-type="float">
            <text:p>17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8.0625" calcext:value-type="float">
            <text:p>178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78.5625" calcext:value-type="float">
            <text:p>178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79.0625" calcext:value-type="float">
            <text:p>179.0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79.5625" calcext:value-type="float">
            <text:p>179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0.0625" calcext:value-type="float">
            <text:p>180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0.5625" calcext:value-type="float">
            <text:p>180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1.0625" calcext:value-type="float">
            <text:p>181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1.5625" calcext:value-type="float">
            <text:p>18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2.0625" calcext:value-type="float">
            <text:p>182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2.5625" calcext:value-type="float">
            <text:p>182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3.0625" calcext:value-type="float">
            <text:p>183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3.5625" calcext:value-type="float">
            <text:p>183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4.0625" calcext:value-type="float">
            <text:p>184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84.5625" calcext:value-type="float">
            <text:p>184.5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5.0625" calcext:value-type="float">
            <text:p>185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5.5625" calcext:value-type="float">
            <text:p>185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256457" calcext:value-type="float">
            <text:p>0.256457</text:p>
          </table:table-cell>
          <table:table-cell/>
          <table:table-cell office:value-type="float" office:value="186.0625" calcext:value-type="float">
            <text:p>186.0625</text:p>
          </table:table-cell>
          <table:table-cell office:value-type="float" office:value="256.457" calcext:value-type="float">
            <text:p>256.457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86.5625" calcext:value-type="float">
            <text:p>186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7.0625" calcext:value-type="float">
            <text:p>187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7.5625" calcext:value-type="float">
            <text:p>187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8.0625" calcext:value-type="float">
            <text:p>188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8.5625" calcext:value-type="float">
            <text:p>188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89.0625" calcext:value-type="float">
            <text:p>189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89.5625" calcext:value-type="float">
            <text:p>189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0.0625" calcext:value-type="float">
            <text:p>190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0.5625" calcext:value-type="float">
            <text:p>190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1.0625" calcext:value-type="float">
            <text:p>191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1.5625" calcext:value-type="float">
            <text:p>191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2.0625" calcext:value-type="float">
            <text:p>192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2.5625" calcext:value-type="float">
            <text:p>192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3.0625" calcext:value-type="float">
            <text:p>193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3.5625" calcext:value-type="float">
            <text:p>193.5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4.0625" calcext:value-type="float">
            <text:p>194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94.5625" calcext:value-type="float">
            <text:p>194.5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248417" calcext:value-type="float">
            <text:p>0.248417</text:p>
          </table:table-cell>
          <table:table-cell/>
          <table:table-cell office:value-type="float" office:value="195.0625" calcext:value-type="float">
            <text:p>195.0625</text:p>
          </table:table-cell>
          <table:table-cell office:value-type="float" office:value="248.417" calcext:value-type="float">
            <text:p>248.417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5.5625" calcext:value-type="float">
            <text:p>195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6.0625" calcext:value-type="float">
            <text:p>196.0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240377" calcext:value-type="float">
            <text:p>0.240377</text:p>
          </table:table-cell>
          <table:table-cell/>
          <table:table-cell office:value-type="float" office:value="196.5625" calcext:value-type="float">
            <text:p>196.5625</text:p>
          </table:table-cell>
          <table:table-cell office:value-type="float" office:value="240.377" calcext:value-type="float">
            <text:p>240.377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232337" calcext:value-type="float">
            <text:p>0.232337</text:p>
          </table:table-cell>
          <table:table-cell/>
          <table:table-cell office:value-type="float" office:value="197.0625" calcext:value-type="float">
            <text:p>197.0625</text:p>
          </table:table-cell>
          <table:table-cell office:value-type="float" office:value="232.337" calcext:value-type="float">
            <text:p>232.337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216256" calcext:value-type="float">
            <text:p>0.216256</text:p>
          </table:table-cell>
          <table:table-cell/>
          <table:table-cell office:value-type="float" office:value="197.5625" calcext:value-type="float">
            <text:p>197.5625</text:p>
          </table:table-cell>
          <table:table-cell office:value-type="float" office:value="216.256" calcext:value-type="float">
            <text:p>216.256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208216" calcext:value-type="float">
            <text:p>0.208216</text:p>
          </table:table-cell>
          <table:table-cell/>
          <table:table-cell office:value-type="float" office:value="198.0625" calcext:value-type="float">
            <text:p>198.0625</text:p>
          </table:table-cell>
          <table:table-cell office:value-type="float" office:value="208.216" calcext:value-type="float">
            <text:p>208.216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176055" calcext:value-type="float">
            <text:p>0.176055</text:p>
          </table:table-cell>
          <table:table-cell/>
          <table:table-cell office:value-type="float" office:value="198.5625" calcext:value-type="float">
            <text:p>198.5625</text:p>
          </table:table-cell>
          <table:table-cell office:value-type="float" office:value="176.055" calcext:value-type="float">
            <text:p>176.055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127814" calcext:value-type="float">
            <text:p>0.127814</text:p>
          </table:table-cell>
          <table:table-cell/>
          <table:table-cell office:value-type="float" office:value="199.0625" calcext:value-type="float">
            <text:p>199.0625</text:p>
          </table:table-cell>
          <table:table-cell office:value-type="float" office:value="127.814" calcext:value-type="float">
            <text:p>127.814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047412" calcext:value-type="float">
            <text:p>0.047412</text:p>
          </table:table-cell>
          <table:table-cell/>
          <table:table-cell office:value-type="float" office:value="199.5625" calcext:value-type="float">
            <text:p>199.5625</text:p>
          </table:table-cell>
          <table:table-cell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0410302" calcext:value-type="float">
            <text:p>-0.0410302</text:p>
          </table:table-cell>
          <table:table-cell/>
          <table:table-cell office:value-type="float" office:value="200.0625" calcext:value-type="float">
            <text:p>200.0625</text:p>
          </table:table-cell>
          <table:table-cell office:value-type="float" office:value="-41.0302" calcext:value-type="float">
            <text:p>-41.0302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office:value-type="float" office:value="200.5625" calcext:value-type="float">
            <text:p>200.5625</text:p>
          </table:table-cell>
          <table:table-cell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office:value-type="float" office:value="201.0625" calcext:value-type="float">
            <text:p>201.0625</text:p>
          </table:table-cell>
          <table:table-cell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201.5625" calcext:value-type="float">
            <text:p>201.5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office:value-type="float" office:value="202.0625" calcext:value-type="float">
            <text:p>202.0625</text:p>
          </table:table-cell>
          <table:table-cell office:value-type="float" office:value="-467.161" calcext:value-type="float">
            <text:p>-467.161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office:value-type="float" office:value="202.5625" calcext:value-type="float">
            <text:p>202.5625</text:p>
          </table:table-cell>
          <table:table-cell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office:value-type="float" office:value="203.0625" calcext:value-type="float">
            <text:p>203.0625</text:p>
          </table:table-cell>
          <table:table-cell office:value-type="float" office:value="-619.925" calcext:value-type="float">
            <text:p>-619.925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office:value-type="float" office:value="203.5625" calcext:value-type="float">
            <text:p>203.5625</text:p>
          </table:table-cell>
          <table:table-cell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204.0625" calcext:value-type="float">
            <text:p>204.0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204.5625" calcext:value-type="float">
            <text:p>204.5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205.0625" calcext:value-type="float">
            <text:p>205.0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office:value-type="float" office:value="205.5625" calcext:value-type="float">
            <text:p>205.5625</text:p>
          </table:table-cell>
          <table:table-cell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office:value-type="float" office:value="206.0625" calcext:value-type="float">
            <text:p>206.0625</text:p>
          </table:table-cell>
          <table:table-cell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206.5625" calcext:value-type="float">
            <text:p>206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office:value-type="float" office:value="207.0625" calcext:value-type="float">
            <text:p>207.0625</text:p>
          </table:table-cell>
          <table:table-cell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207.5625" calcext:value-type="float">
            <text:p>207.5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208.0625" calcext:value-type="float">
            <text:p>208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208.5625" calcext:value-type="float">
            <text:p>208.5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09.0625" calcext:value-type="float">
            <text:p>209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09.5625" calcext:value-type="float">
            <text:p>209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210.0625" calcext:value-type="float">
            <text:p>210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0.5625" calcext:value-type="float">
            <text:p>21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211.0625" calcext:value-type="float">
            <text:p>211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1.5625" calcext:value-type="float">
            <text:p>211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12.0625" calcext:value-type="float">
            <text:p>212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12.5625" calcext:value-type="float">
            <text:p>21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3.0625" calcext:value-type="float">
            <text:p>213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3.5625" calcext:value-type="float">
            <text:p>213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4.0625" calcext:value-type="float">
            <text:p>214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4.5625" calcext:value-type="float">
            <text:p>214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5.0625" calcext:value-type="float">
            <text:p>215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15.5625" calcext:value-type="float">
            <text:p>215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6.0625" calcext:value-type="float">
            <text:p>216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16.5625" calcext:value-type="float">
            <text:p>216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17.0625" calcext:value-type="float">
            <text:p>21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17.5625" calcext:value-type="float">
            <text:p>217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18.0625" calcext:value-type="float">
            <text:p>218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18.5625" calcext:value-type="float">
            <text:p>218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9.0625" calcext:value-type="float">
            <text:p>219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19.5625" calcext:value-type="float">
            <text:p>219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0.0625" calcext:value-type="float">
            <text:p>220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0.5625" calcext:value-type="float">
            <text:p>22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1.0625" calcext:value-type="float">
            <text:p>221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1.5625" calcext:value-type="float">
            <text:p>221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2.0625" calcext:value-type="float">
            <text:p>222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2.5625" calcext:value-type="float">
            <text:p>222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3.0625" calcext:value-type="float">
            <text:p>223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3.5625" calcext:value-type="float">
            <text:p>22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4.0625" calcext:value-type="float">
            <text:p>224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4.5625" calcext:value-type="float">
            <text:p>224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25.0625" calcext:value-type="float">
            <text:p>22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5.5625" calcext:value-type="float">
            <text:p>225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226.0625" calcext:value-type="float">
            <text:p>226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26.5625" calcext:value-type="float">
            <text:p>22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7.0625" calcext:value-type="float">
            <text:p>227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7.5625" calcext:value-type="float">
            <text:p>227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28.0625" calcext:value-type="float">
            <text:p>228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8.5625" calcext:value-type="float">
            <text:p>228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9.0625" calcext:value-type="float">
            <text:p>229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29.5625" calcext:value-type="float">
            <text:p>229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0.0625" calcext:value-type="float">
            <text:p>23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0.5625" calcext:value-type="float">
            <text:p>23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1.0625" calcext:value-type="float">
            <text:p>231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1.5625" calcext:value-type="float">
            <text:p>231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2.0625" calcext:value-type="float">
            <text:p>232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2.5625" calcext:value-type="float">
            <text:p>232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3.0625" calcext:value-type="float">
            <text:p>233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3.5625" calcext:value-type="float">
            <text:p>23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4.0625" calcext:value-type="float">
            <text:p>234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4.5625" calcext:value-type="float">
            <text:p>234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5.0625" calcext:value-type="float">
            <text:p>235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5.5625" calcext:value-type="float">
            <text:p>235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6.0625" calcext:value-type="float">
            <text:p>236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6.5625" calcext:value-type="float">
            <text:p>23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7.0625" calcext:value-type="float">
            <text:p>23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7.5625" calcext:value-type="float">
            <text:p>237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8.0625" calcext:value-type="float">
            <text:p>238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8.5625" calcext:value-type="float">
            <text:p>238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39.0625" calcext:value-type="float">
            <text:p>239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39.5625" calcext:value-type="float">
            <text:p>239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0.0625" calcext:value-type="float">
            <text:p>24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0.5625" calcext:value-type="float">
            <text:p>240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1.0625" calcext:value-type="float">
            <text:p>24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1.5625" calcext:value-type="float">
            <text:p>24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242.0625" calcext:value-type="float">
            <text:p>242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2.5625" calcext:value-type="float">
            <text:p>242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3.0625" calcext:value-type="float">
            <text:p>243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3.5625" calcext:value-type="float">
            <text:p>24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4.0625" calcext:value-type="float">
            <text:p>244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4.5625" calcext:value-type="float">
            <text:p>24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5.0625" calcext:value-type="float">
            <text:p>245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5.5625" calcext:value-type="float">
            <text:p>24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6.0625" calcext:value-type="float">
            <text:p>24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6.5625" calcext:value-type="float">
            <text:p>24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7.0625" calcext:value-type="float">
            <text:p>24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7.5625" calcext:value-type="float">
            <text:p>247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8.0625" calcext:value-type="float">
            <text:p>24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48.5625" calcext:value-type="float">
            <text:p>248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9.0625" calcext:value-type="float">
            <text:p>24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49.5625" calcext:value-type="float">
            <text:p>24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50.0625" calcext:value-type="float">
            <text:p>25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0.5625" calcext:value-type="float">
            <text:p>25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51.0625" calcext:value-type="float">
            <text:p>251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1.5625" calcext:value-type="float">
            <text:p>25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52.0625" calcext:value-type="float">
            <text:p>252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2.5625" calcext:value-type="float">
            <text:p>252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3.0625" calcext:value-type="float">
            <text:p>25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3.5625" calcext:value-type="float">
            <text:p>25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4.0625" calcext:value-type="float">
            <text:p>25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4.5625" calcext:value-type="float">
            <text:p>25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5.0625" calcext:value-type="float">
            <text:p>25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5.5625" calcext:value-type="float">
            <text:p>25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6.0625" calcext:value-type="float">
            <text:p>25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56.5625" calcext:value-type="float">
            <text:p>25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57.0625" calcext:value-type="float">
            <text:p>257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57.5625" calcext:value-type="float">
            <text:p>25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58.0625" calcext:value-type="float">
            <text:p>258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58.5625" calcext:value-type="float">
            <text:p>258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9.0625" calcext:value-type="float">
            <text:p>25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59.5625" calcext:value-type="float">
            <text:p>25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0.0625" calcext:value-type="float">
            <text:p>260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0.5625" calcext:value-type="float">
            <text:p>26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1.0625" calcext:value-type="float">
            <text:p>26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61.5625" calcext:value-type="float">
            <text:p>261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62.0625" calcext:value-type="float">
            <text:p>26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62.5625" calcext:value-type="float">
            <text:p>26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63.0625" calcext:value-type="float">
            <text:p>263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3.5625" calcext:value-type="float">
            <text:p>26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4.0625" calcext:value-type="float">
            <text:p>26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4.5625" calcext:value-type="float">
            <text:p>26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65.0625" calcext:value-type="float">
            <text:p>26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65.5625" calcext:value-type="float">
            <text:p>26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6.0625" calcext:value-type="float">
            <text:p>26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66.5625" calcext:value-type="float">
            <text:p>26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67.0625" calcext:value-type="float">
            <text:p>26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67.5625" calcext:value-type="float">
            <text:p>267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8.0625" calcext:value-type="float">
            <text:p>26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8.5625" calcext:value-type="float">
            <text:p>26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9.0625" calcext:value-type="float">
            <text:p>26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69.5625" calcext:value-type="float">
            <text:p>26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70.0625" calcext:value-type="float">
            <text:p>27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0.5625" calcext:value-type="float">
            <text:p>27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71.0625" calcext:value-type="float">
            <text:p>271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1.5625" calcext:value-type="float">
            <text:p>27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2.0625" calcext:value-type="float">
            <text:p>272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72.5625" calcext:value-type="float">
            <text:p>27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3.0625" calcext:value-type="float">
            <text:p>27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3.5625" calcext:value-type="float">
            <text:p>27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74.0625" calcext:value-type="float">
            <text:p>274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74.5625" calcext:value-type="float">
            <text:p>27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5.0625" calcext:value-type="float">
            <text:p>27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5.5625" calcext:value-type="float">
            <text:p>27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76.0625" calcext:value-type="float">
            <text:p>276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6.5625" calcext:value-type="float">
            <text:p>27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7.0625" calcext:value-type="float">
            <text:p>27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77.5625" calcext:value-type="float">
            <text:p>27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8.0625" calcext:value-type="float">
            <text:p>27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8.5625" calcext:value-type="float">
            <text:p>27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79.0625" calcext:value-type="float">
            <text:p>27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79.5625" calcext:value-type="float">
            <text:p>27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0.0625" calcext:value-type="float">
            <text:p>28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0.5625" calcext:value-type="float">
            <text:p>28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1.0625" calcext:value-type="float">
            <text:p>28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1.5625" calcext:value-type="float">
            <text:p>281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2.0625" calcext:value-type="float">
            <text:p>282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2.5625" calcext:value-type="float">
            <text:p>28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3.0625" calcext:value-type="float">
            <text:p>28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3.5625" calcext:value-type="float">
            <text:p>28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4.0625" calcext:value-type="float">
            <text:p>28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4.5625" calcext:value-type="float">
            <text:p>28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5.0625" calcext:value-type="float">
            <text:p>28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5.5625" calcext:value-type="float">
            <text:p>28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6.0625" calcext:value-type="float">
            <text:p>28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6.5625" calcext:value-type="float">
            <text:p>28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7.0625" calcext:value-type="float">
            <text:p>28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7.5625" calcext:value-type="float">
            <text:p>28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8.0625" calcext:value-type="float">
            <text:p>28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88.5625" calcext:value-type="float">
            <text:p>28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289.0625" calcext:value-type="float">
            <text:p>28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89.5625" calcext:value-type="float">
            <text:p>28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0.0625" calcext:value-type="float">
            <text:p>29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0.5625" calcext:value-type="float">
            <text:p>29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1.0625" calcext:value-type="float">
            <text:p>29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1.5625" calcext:value-type="float">
            <text:p>29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2.0625" calcext:value-type="float">
            <text:p>29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2.5625" calcext:value-type="float">
            <text:p>29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3.0625" calcext:value-type="float">
            <text:p>293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3.5625" calcext:value-type="float">
            <text:p>293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4.0625" calcext:value-type="float">
            <text:p>29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4.5625" calcext:value-type="float">
            <text:p>29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5.0625" calcext:value-type="float">
            <text:p>29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5.5625" calcext:value-type="float">
            <text:p>29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6.0625" calcext:value-type="float">
            <text:p>296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296.5625" calcext:value-type="float">
            <text:p>29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7.0625" calcext:value-type="float">
            <text:p>297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7.5625" calcext:value-type="float">
            <text:p>29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8.0625" calcext:value-type="float">
            <text:p>29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298.5625" calcext:value-type="float">
            <text:p>29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299.0625" calcext:value-type="float">
            <text:p>299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299.5625" calcext:value-type="float">
            <text:p>29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0.0625" calcext:value-type="float">
            <text:p>30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0.5625" calcext:value-type="float">
            <text:p>30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1.0625" calcext:value-type="float">
            <text:p>30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301.5625" calcext:value-type="float">
            <text:p>301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302.0625" calcext:value-type="float">
            <text:p>302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2.5625" calcext:value-type="float">
            <text:p>30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3.0625" calcext:value-type="float">
            <text:p>303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303.5625" calcext:value-type="float">
            <text:p>30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4.0625" calcext:value-type="float">
            <text:p>304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304.5625" calcext:value-type="float">
            <text:p>30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5.0625" calcext:value-type="float">
            <text:p>30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5.5625" calcext:value-type="float">
            <text:p>30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306.0625" calcext:value-type="float">
            <text:p>30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6.5625" calcext:value-type="float">
            <text:p>30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307.0625" calcext:value-type="float">
            <text:p>30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307.5625" calcext:value-type="float">
            <text:p>30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308.0625" calcext:value-type="float">
            <text:p>30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308.5625" calcext:value-type="float">
            <text:p>308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309.0625" calcext:value-type="float">
            <text:p>309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309.5625" calcext:value-type="float">
            <text:p>309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310.0625" calcext:value-type="float">
            <text:p>310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310.5625" calcext:value-type="float">
            <text:p>310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office:value-type="float" office:value="311.0625" calcext:value-type="float">
            <text:p>311.0625</text:p>
          </table:table-cell>
          <table:table-cell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office:value-type="float" office:value="311.5625" calcext:value-type="float">
            <text:p>311.5625</text:p>
          </table:table-cell>
          <table:table-cell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office:value-type="float" office:value="312.0625" calcext:value-type="float">
            <text:p>312.0625</text:p>
          </table:table-cell>
          <table:table-cell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office:value-type="float" office:value="312.5625" calcext:value-type="float">
            <text:p>312.5625</text:p>
          </table:table-cell>
          <table:table-cell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office:value-type="float" office:value="313.0625" calcext:value-type="float">
            <text:p>313.0625</text:p>
          </table:table-cell>
          <table:table-cell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587764" calcext:value-type="float">
            <text:p>-0.587764</text:p>
          </table:table-cell>
          <table:table-cell/>
          <table:table-cell office:value-type="float" office:value="313.5625" calcext:value-type="float">
            <text:p>313.5625</text:p>
          </table:table-cell>
          <table:table-cell office:value-type="float" office:value="-587.764" calcext:value-type="float">
            <text:p>-587.764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office:value-type="float" office:value="314.0625" calcext:value-type="float">
            <text:p>314.0625</text:p>
          </table:table-cell>
          <table:table-cell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office:value-type="float" office:value="314.5625" calcext:value-type="float">
            <text:p>314.5625</text:p>
          </table:table-cell>
          <table:table-cell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office:value-type="float" office:value="315.0625" calcext:value-type="float">
            <text:p>315.0625</text:p>
          </table:table-cell>
          <table:table-cell office:value-type="float" office:value="-531.482" calcext:value-type="float">
            <text:p>-531.482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office:value-type="float" office:value="315.5625" calcext:value-type="float">
            <text:p>315.5625</text:p>
          </table:table-cell>
          <table:table-cell office:value-type="float" office:value="-523.442" calcext:value-type="float">
            <text:p>-523.442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515402" calcext:value-type="float">
            <text:p>-0.515402</text:p>
          </table:table-cell>
          <table:table-cell/>
          <table:table-cell office:value-type="float" office:value="316.0625" calcext:value-type="float">
            <text:p>316.0625</text:p>
          </table:table-cell>
          <table:table-cell office:value-type="float" office:value="-515.402" calcext:value-type="float">
            <text:p>-515.402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office:value-type="float" office:value="316.5625" calcext:value-type="float">
            <text:p>316.5625</text:p>
          </table:table-cell>
          <table:table-cell office:value-type="float" office:value="-507.362" calcext:value-type="float">
            <text:p>-507.362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office:value-type="float" office:value="317.0625" calcext:value-type="float">
            <text:p>317.0625</text:p>
          </table:table-cell>
          <table:table-cell office:value-type="float" office:value="-499.322" calcext:value-type="float">
            <text:p>-499.322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office:value-type="float" office:value="317.5625" calcext:value-type="float">
            <text:p>317.5625</text:p>
          </table:table-cell>
          <table:table-cell office:value-type="float" office:value="-499.322" calcext:value-type="float">
            <text:p>-499.322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office:value-type="float" office:value="318.0625" calcext:value-type="float">
            <text:p>318.0625</text:p>
          </table:table-cell>
          <table:table-cell office:value-type="float" office:value="-475.201" calcext:value-type="float">
            <text:p>-475.201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office:value-type="float" office:value="318.5625" calcext:value-type="float">
            <text:p>318.5625</text:p>
          </table:table-cell>
          <table:table-cell office:value-type="float" office:value="-467.161" calcext:value-type="float">
            <text:p>-467.161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59121" calcext:value-type="float">
            <text:p>-0.459121</text:p>
          </table:table-cell>
          <table:table-cell/>
          <table:table-cell office:value-type="float" office:value="319.0625" calcext:value-type="float">
            <text:p>319.0625</text:p>
          </table:table-cell>
          <table:table-cell office:value-type="float" office:value="-459.121" calcext:value-type="float">
            <text:p>-459.121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5108" calcext:value-type="float">
            <text:p>-0.45108</text:p>
          </table:table-cell>
          <table:table-cell/>
          <table:table-cell office:value-type="float" office:value="319.5625" calcext:value-type="float">
            <text:p>319.5625</text:p>
          </table:table-cell>
          <table:table-cell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5108" calcext:value-type="float">
            <text:p>-0.45108</text:p>
          </table:table-cell>
          <table:table-cell/>
          <table:table-cell office:value-type="float" office:value="320.0625" calcext:value-type="float">
            <text:p>320.0625</text:p>
          </table:table-cell>
          <table:table-cell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320.5625" calcext:value-type="float">
            <text:p>320.5625</text:p>
          </table:table-cell>
          <table:table-cell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321.0625" calcext:value-type="float">
            <text:p>321.0625</text:p>
          </table:table-cell>
          <table:table-cell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4304" calcext:value-type="float">
            <text:p>-0.44304</text:p>
          </table:table-cell>
          <table:table-cell/>
          <table:table-cell office:value-type="float" office:value="321.5625" calcext:value-type="float">
            <text:p>321.5625</text:p>
          </table:table-cell>
          <table:table-cell office:value-type="float" office:value="-443.04" calcext:value-type="float">
            <text:p>-443.04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1892" calcext:value-type="float">
            <text:p>-0.41892</text:p>
          </table:table-cell>
          <table:table-cell/>
          <table:table-cell office:value-type="float" office:value="322.0625" calcext:value-type="float">
            <text:p>322.0625</text:p>
          </table:table-cell>
          <table:table-cell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office:value-type="float" office:value="322.5625" calcext:value-type="float">
            <text:p>322.5625</text:p>
          </table:table-cell>
          <table:table-cell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office:value-type="float" office:value="323.0625" calcext:value-type="float">
            <text:p>323.0625</text:p>
          </table:table-cell>
          <table:table-cell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office:value-type="float" office:value="323.5625" calcext:value-type="float">
            <text:p>323.5625</text:p>
          </table:table-cell>
          <table:table-cell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office:value-type="float" office:value="324.0625" calcext:value-type="float">
            <text:p>324.0625</text:p>
          </table:table-cell>
          <table:table-cell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office:value-type="float" office:value="324.5625" calcext:value-type="float">
            <text:p>324.5625</text:p>
          </table:table-cell>
          <table:table-cell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office:value-type="float" office:value="325.0625" calcext:value-type="float">
            <text:p>325.0625</text:p>
          </table:table-cell>
          <table:table-cell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office:value-type="float" office:value="325.5625" calcext:value-type="float">
            <text:p>325.5625</text:p>
          </table:table-cell>
          <table:table-cell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office:value-type="float" office:value="326.0625" calcext:value-type="float">
            <text:p>326.0625</text:p>
          </table:table-cell>
          <table:table-cell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office:value-type="float" office:value="326.5625" calcext:value-type="float">
            <text:p>326.5625</text:p>
          </table:table-cell>
          <table:table-cell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office:value-type="float" office:value="327.0625" calcext:value-type="float">
            <text:p>327.0625</text:p>
          </table:table-cell>
          <table:table-cell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office:value-type="float" office:value="327.5625" calcext:value-type="float">
            <text:p>327.5625</text:p>
          </table:table-cell>
          <table:table-cell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office:value-type="float" office:value="328.0625" calcext:value-type="float">
            <text:p>328.0625</text:p>
          </table:table-cell>
          <table:table-cell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office:value-type="float" office:value="328.5625" calcext:value-type="float">
            <text:p>328.5625</text:p>
          </table:table-cell>
          <table:table-cell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office:value-type="float" office:value="329.0625" calcext:value-type="float">
            <text:p>329.0625</text:p>
          </table:table-cell>
          <table:table-cell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office:value-type="float" office:value="329.5625" calcext:value-type="float">
            <text:p>329.5625</text:p>
          </table:table-cell>
          <table:table-cell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0.0625" calcext:value-type="float">
            <text:p>330.0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office:value-type="float" office:value="330.5625" calcext:value-type="float">
            <text:p>330.5625</text:p>
          </table:table-cell>
          <table:table-cell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1.0625" calcext:value-type="float">
            <text:p>331.0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1.5625" calcext:value-type="float">
            <text:p>331.5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2.0625" calcext:value-type="float">
            <text:p>332.0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2.5625" calcext:value-type="float">
            <text:p>332.5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office:value-type="float" office:value="333.0625" calcext:value-type="float">
            <text:p>333.0625</text:p>
          </table:table-cell>
          <table:table-cell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office:value-type="float" office:value="333.5625" calcext:value-type="float">
            <text:p>333.5625</text:p>
          </table:table-cell>
          <table:table-cell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office:value-type="float" office:value="334.0625" calcext:value-type="float">
            <text:p>334.0625</text:p>
          </table:table-cell>
          <table:table-cell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4.5625" calcext:value-type="float">
            <text:p>334.5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5.0625" calcext:value-type="float">
            <text:p>335.0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5.5625" calcext:value-type="float">
            <text:p>335.5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6.0625" calcext:value-type="float">
            <text:p>336.0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36.5625" calcext:value-type="float">
            <text:p>336.5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7.0625" calcext:value-type="float">
            <text:p>337.0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7.5625" calcext:value-type="float">
            <text:p>337.5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38.0625" calcext:value-type="float">
            <text:p>338.0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338.5625" calcext:value-type="float">
            <text:p>338.5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39.0625" calcext:value-type="float">
            <text:p>339.0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39.5625" calcext:value-type="float">
            <text:p>339.5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40.0625" calcext:value-type="float">
            <text:p>340.0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40.5625" calcext:value-type="float">
            <text:p>340.5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1.0625" calcext:value-type="float">
            <text:p>341.0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41.5625" calcext:value-type="float">
            <text:p>341.5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2.0625" calcext:value-type="float">
            <text:p>342.0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2.5625" calcext:value-type="float">
            <text:p>342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3.0625" calcext:value-type="float">
            <text:p>343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3.5625" calcext:value-type="float">
            <text:p>343.5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4.0625" calcext:value-type="float">
            <text:p>344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44.5625" calcext:value-type="float">
            <text:p>344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office:value-type="float" office:value="345.0625" calcext:value-type="float">
            <text:p>345.0625</text:p>
          </table:table-cell>
          <table:table-cell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5.5625" calcext:value-type="float">
            <text:p>345.5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6.0625" calcext:value-type="float">
            <text:p>346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6.5625" calcext:value-type="float">
            <text:p>346.5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7.0625" calcext:value-type="float">
            <text:p>347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7.5625" calcext:value-type="float">
            <text:p>347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office:value-type="float" office:value="348.0625" calcext:value-type="float">
            <text:p>348.0625</text:p>
          </table:table-cell>
          <table:table-cell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8.5625" calcext:value-type="float">
            <text:p>348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49.0625" calcext:value-type="float">
            <text:p>349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49.5625" calcext:value-type="float">
            <text:p>349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0.0625" calcext:value-type="float">
            <text:p>350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50.5625" calcext:value-type="float">
            <text:p>350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1.0625" calcext:value-type="float">
            <text:p>351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51.5625" calcext:value-type="float">
            <text:p>351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2.0625" calcext:value-type="float">
            <text:p>352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2.5625" calcext:value-type="float">
            <text:p>352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53.0625" calcext:value-type="float">
            <text:p>353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53.5625" calcext:value-type="float">
            <text:p>353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4.0625" calcext:value-type="float">
            <text:p>354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354.5625" calcext:value-type="float">
            <text:p>354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55.0625" calcext:value-type="float">
            <text:p>355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55.5625" calcext:value-type="float">
            <text:p>355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6.0625" calcext:value-type="float">
            <text:p>356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56.5625" calcext:value-type="float">
            <text:p>356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57.0625" calcext:value-type="float">
            <text:p>357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7.5625" calcext:value-type="float">
            <text:p>357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8.0625" calcext:value-type="float">
            <text:p>358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8.5625" calcext:value-type="float">
            <text:p>358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9.0625" calcext:value-type="float">
            <text:p>359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59.5625" calcext:value-type="float">
            <text:p>359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0.0625" calcext:value-type="float">
            <text:p>360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60.5625" calcext:value-type="float">
            <text:p>360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1.0625" calcext:value-type="float">
            <text:p>361.0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1.5625" calcext:value-type="float">
            <text:p>361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62.0625" calcext:value-type="float">
            <text:p>362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2.5625" calcext:value-type="float">
            <text:p>362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3.0625" calcext:value-type="float">
            <text:p>363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3.5625" calcext:value-type="float">
            <text:p>363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4.0625" calcext:value-type="float">
            <text:p>364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4.5625" calcext:value-type="float">
            <text:p>364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5.0625" calcext:value-type="float">
            <text:p>365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5.5625" calcext:value-type="float">
            <text:p>365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6.0625" calcext:value-type="float">
            <text:p>366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6.5625" calcext:value-type="float">
            <text:p>366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67.0625" calcext:value-type="float">
            <text:p>367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office:value-type="float" office:value="367.5625" calcext:value-type="float">
            <text:p>367.5625</text:p>
          </table:table-cell>
          <table:table-cell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8.0625" calcext:value-type="float">
            <text:p>368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68.5625" calcext:value-type="float">
            <text:p>368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9.0625" calcext:value-type="float">
            <text:p>369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69.5625" calcext:value-type="float">
            <text:p>369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0.0625" calcext:value-type="float">
            <text:p>370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0.5625" calcext:value-type="float">
            <text:p>370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1.0625" calcext:value-type="float">
            <text:p>371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1.5625" calcext:value-type="float">
            <text:p>371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2.0625" calcext:value-type="float">
            <text:p>372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2.5625" calcext:value-type="float">
            <text:p>372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3.0625" calcext:value-type="float">
            <text:p>373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3.5625" calcext:value-type="float">
            <text:p>373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74.0625" calcext:value-type="float">
            <text:p>374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4.5625" calcext:value-type="float">
            <text:p>374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5.0625" calcext:value-type="float">
            <text:p>375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75.5625" calcext:value-type="float">
            <text:p>375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76.0625" calcext:value-type="float">
            <text:p>376.0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76.5625" calcext:value-type="float">
            <text:p>376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7.0625" calcext:value-type="float">
            <text:p>377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7.5625" calcext:value-type="float">
            <text:p>377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78.0625" calcext:value-type="float">
            <text:p>378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78.5625" calcext:value-type="float">
            <text:p>378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79.0625" calcext:value-type="float">
            <text:p>379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79.5625" calcext:value-type="float">
            <text:p>379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0.0625" calcext:value-type="float">
            <text:p>380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0.5625" calcext:value-type="float">
            <text:p>380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1.0625" calcext:value-type="float">
            <text:p>381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1.5625" calcext:value-type="float">
            <text:p>381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2.0625" calcext:value-type="float">
            <text:p>382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2.5625" calcext:value-type="float">
            <text:p>382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3.0625" calcext:value-type="float">
            <text:p>383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83.5625" calcext:value-type="float">
            <text:p>383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4.0625" calcext:value-type="float">
            <text:p>384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84.5625" calcext:value-type="float">
            <text:p>384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5.0625" calcext:value-type="float">
            <text:p>385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5.5625" calcext:value-type="float">
            <text:p>385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86.0625" calcext:value-type="float">
            <text:p>386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office:value-type="float" office:value="386.5625" calcext:value-type="float">
            <text:p>386.5625</text:p>
          </table:table-cell>
          <table:table-cell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87.0625" calcext:value-type="float">
            <text:p>387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87.5625" calcext:value-type="float">
            <text:p>387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8.0625" calcext:value-type="float">
            <text:p>388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88.5625" calcext:value-type="float">
            <text:p>388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9.0625" calcext:value-type="float">
            <text:p>389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89.5625" calcext:value-type="float">
            <text:p>389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0.0625" calcext:value-type="float">
            <text:p>390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0.5625" calcext:value-type="float">
            <text:p>390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1.0625" calcext:value-type="float">
            <text:p>391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1.5625" calcext:value-type="float">
            <text:p>391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2.0625" calcext:value-type="float">
            <text:p>392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92.5625" calcext:value-type="float">
            <text:p>392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93.0625" calcext:value-type="float">
            <text:p>393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3.5625" calcext:value-type="float">
            <text:p>393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94.0625" calcext:value-type="float">
            <text:p>394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4.5625" calcext:value-type="float">
            <text:p>394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95.0625" calcext:value-type="float">
            <text:p>39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5.5625" calcext:value-type="float">
            <text:p>395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6.0625" calcext:value-type="float">
            <text:p>396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6.5625" calcext:value-type="float">
            <text:p>396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7.0625" calcext:value-type="float">
            <text:p>397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397.5625" calcext:value-type="float">
            <text:p>397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8.0625" calcext:value-type="float">
            <text:p>398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8.5625" calcext:value-type="float">
            <text:p>398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399.0625" calcext:value-type="float">
            <text:p>399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399.5625" calcext:value-type="float">
            <text:p>399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0.0625" calcext:value-type="float">
            <text:p>400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00.5625" calcext:value-type="float">
            <text:p>400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401.0625" calcext:value-type="float">
            <text:p>401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1.5625" calcext:value-type="float">
            <text:p>401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02.0625" calcext:value-type="float">
            <text:p>40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2.5625" calcext:value-type="float">
            <text:p>402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3.0625" calcext:value-type="float">
            <text:p>403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3.5625" calcext:value-type="float">
            <text:p>403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4.0625" calcext:value-type="float">
            <text:p>404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4.5625" calcext:value-type="float">
            <text:p>404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5.0625" calcext:value-type="float">
            <text:p>40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405.5625" calcext:value-type="float">
            <text:p>405.5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6.0625" calcext:value-type="float">
            <text:p>406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6.5625" calcext:value-type="float">
            <text:p>40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7.0625" calcext:value-type="float">
            <text:p>407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7.5625" calcext:value-type="float">
            <text:p>407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8.0625" calcext:value-type="float">
            <text:p>408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8.5625" calcext:value-type="float">
            <text:p>40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09.0625" calcext:value-type="float">
            <text:p>409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09.5625" calcext:value-type="float">
            <text:p>409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10.0625" calcext:value-type="float">
            <text:p>41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0.5625" calcext:value-type="float">
            <text:p>410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1.0625" calcext:value-type="float">
            <text:p>41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1.5625" calcext:value-type="float">
            <text:p>411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2.0625" calcext:value-type="float">
            <text:p>412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2.5625" calcext:value-type="float">
            <text:p>412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3.0625" calcext:value-type="float">
            <text:p>413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3.5625" calcext:value-type="float">
            <text:p>413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4.0625" calcext:value-type="float">
            <text:p>414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4.5625" calcext:value-type="float">
            <text:p>414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5.0625" calcext:value-type="float">
            <text:p>41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5.5625" calcext:value-type="float">
            <text:p>415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16.0625" calcext:value-type="float">
            <text:p>416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16.5625" calcext:value-type="float">
            <text:p>416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417.0625" calcext:value-type="float">
            <text:p>417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7.5625" calcext:value-type="float">
            <text:p>417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18.0625" calcext:value-type="float">
            <text:p>418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18.5625" calcext:value-type="float">
            <text:p>41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19.0625" calcext:value-type="float">
            <text:p>419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19.5625" calcext:value-type="float">
            <text:p>419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0.0625" calcext:value-type="float">
            <text:p>420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0.5625" calcext:value-type="float">
            <text:p>420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1.0625" calcext:value-type="float">
            <text:p>42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1.5625" calcext:value-type="float">
            <text:p>421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2.0625" calcext:value-type="float">
            <text:p>422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2.5625" calcext:value-type="float">
            <text:p>422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3.0625" calcext:value-type="float">
            <text:p>423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3.5625" calcext:value-type="float">
            <text:p>423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4.0625" calcext:value-type="float">
            <text:p>424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24.5625" calcext:value-type="float">
            <text:p>424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5.0625" calcext:value-type="float">
            <text:p>42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25.5625" calcext:value-type="float">
            <text:p>42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26.0625" calcext:value-type="float">
            <text:p>42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26.5625" calcext:value-type="float">
            <text:p>426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27.0625" calcext:value-type="float">
            <text:p>427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27.5625" calcext:value-type="float">
            <text:p>42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8.0625" calcext:value-type="float">
            <text:p>428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8.5625" calcext:value-type="float">
            <text:p>42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9.0625" calcext:value-type="float">
            <text:p>429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29.5625" calcext:value-type="float">
            <text:p>429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0.0625" calcext:value-type="float">
            <text:p>43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0.5625" calcext:value-type="float">
            <text:p>430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1.0625" calcext:value-type="float">
            <text:p>43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31.5625" calcext:value-type="float">
            <text:p>431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2.0625" calcext:value-type="float">
            <text:p>432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2.5625" calcext:value-type="float">
            <text:p>432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33.0625" calcext:value-type="float">
            <text:p>433.0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3.5625" calcext:value-type="float">
            <text:p>433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4.0625" calcext:value-type="float">
            <text:p>43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434.5625" calcext:value-type="float">
            <text:p>434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5.0625" calcext:value-type="float">
            <text:p>435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5.5625" calcext:value-type="float">
            <text:p>43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6.0625" calcext:value-type="float">
            <text:p>436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6.5625" calcext:value-type="float">
            <text:p>43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7.0625" calcext:value-type="float">
            <text:p>437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7.5625" calcext:value-type="float">
            <text:p>437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38.0625" calcext:value-type="float">
            <text:p>438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8.5625" calcext:value-type="float">
            <text:p>43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9.0625" calcext:value-type="float">
            <text:p>439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39.5625" calcext:value-type="float">
            <text:p>439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0.0625" calcext:value-type="float">
            <text:p>44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40.5625" calcext:value-type="float">
            <text:p>440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1.0625" calcext:value-type="float">
            <text:p>44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1.5625" calcext:value-type="float">
            <text:p>441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2.0625" calcext:value-type="float">
            <text:p>44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2.5625" calcext:value-type="float">
            <text:p>442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3.0625" calcext:value-type="float">
            <text:p>443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3.5625" calcext:value-type="float">
            <text:p>443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4.0625" calcext:value-type="float">
            <text:p>44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4.5625" calcext:value-type="float">
            <text:p>444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5.0625" calcext:value-type="float">
            <text:p>44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5.5625" calcext:value-type="float">
            <text:p>445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6.0625" calcext:value-type="float">
            <text:p>44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6.5625" calcext:value-type="float">
            <text:p>44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7.0625" calcext:value-type="float">
            <text:p>447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7.5625" calcext:value-type="float">
            <text:p>44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8.0625" calcext:value-type="float">
            <text:p>448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8.5625" calcext:value-type="float">
            <text:p>448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49.0625" calcext:value-type="float">
            <text:p>449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49.5625" calcext:value-type="float">
            <text:p>449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50.0625" calcext:value-type="float">
            <text:p>450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0.5625" calcext:value-type="float">
            <text:p>450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51.0625" calcext:value-type="float">
            <text:p>451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1.5625" calcext:value-type="float">
            <text:p>451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2.0625" calcext:value-type="float">
            <text:p>45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2.5625" calcext:value-type="float">
            <text:p>452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3.0625" calcext:value-type="float">
            <text:p>453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53.5625" calcext:value-type="float">
            <text:p>453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54.0625" calcext:value-type="float">
            <text:p>454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54.5625" calcext:value-type="float">
            <text:p>454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5.0625" calcext:value-type="float">
            <text:p>455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55.5625" calcext:value-type="float">
            <text:p>455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6.0625" calcext:value-type="float">
            <text:p>45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56.5625" calcext:value-type="float">
            <text:p>456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7.0625" calcext:value-type="float">
            <text:p>457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7.5625" calcext:value-type="float">
            <text:p>45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58.0625" calcext:value-type="float">
            <text:p>458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58.5625" calcext:value-type="float">
            <text:p>45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59.0625" calcext:value-type="float">
            <text:p>459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59.5625" calcext:value-type="float">
            <text:p>459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0.0625" calcext:value-type="float">
            <text:p>46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0.5625" calcext:value-type="float">
            <text:p>460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1.0625" calcext:value-type="float">
            <text:p>461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1.5625" calcext:value-type="float">
            <text:p>461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2.0625" calcext:value-type="float">
            <text:p>46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2.5625" calcext:value-type="float">
            <text:p>462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3.0625" calcext:value-type="float">
            <text:p>463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3.5625" calcext:value-type="float">
            <text:p>463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4.0625" calcext:value-type="float">
            <text:p>46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64.5625" calcext:value-type="float">
            <text:p>464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5.0625" calcext:value-type="float">
            <text:p>46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5.5625" calcext:value-type="float">
            <text:p>46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6.0625" calcext:value-type="float">
            <text:p>46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6.5625" calcext:value-type="float">
            <text:p>46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67.0625" calcext:value-type="float">
            <text:p>467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7.5625" calcext:value-type="float">
            <text:p>46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68.0625" calcext:value-type="float">
            <text:p>468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8.5625" calcext:value-type="float">
            <text:p>46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9.0625" calcext:value-type="float">
            <text:p>469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69.5625" calcext:value-type="float">
            <text:p>469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70.0625" calcext:value-type="float">
            <text:p>470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0.5625" calcext:value-type="float">
            <text:p>470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1.0625" calcext:value-type="float">
            <text:p>471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1.5625" calcext:value-type="float">
            <text:p>471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2.0625" calcext:value-type="float">
            <text:p>472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72.5625" calcext:value-type="float">
            <text:p>472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3.0625" calcext:value-type="float">
            <text:p>473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3.5625" calcext:value-type="float">
            <text:p>473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4.0625" calcext:value-type="float">
            <text:p>47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4.5625" calcext:value-type="float">
            <text:p>474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75.0625" calcext:value-type="float">
            <text:p>475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5.5625" calcext:value-type="float">
            <text:p>47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6.0625" calcext:value-type="float">
            <text:p>47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6.5625" calcext:value-type="float">
            <text:p>476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7.0625" calcext:value-type="float">
            <text:p>477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7.5625" calcext:value-type="float">
            <text:p>477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8.0625" calcext:value-type="float">
            <text:p>478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78.5625" calcext:value-type="float">
            <text:p>478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79.0625" calcext:value-type="float">
            <text:p>479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79.5625" calcext:value-type="float">
            <text:p>479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0.0625" calcext:value-type="float">
            <text:p>48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80.5625" calcext:value-type="float">
            <text:p>480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81.0625" calcext:value-type="float">
            <text:p>48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1.5625" calcext:value-type="float">
            <text:p>481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2.0625" calcext:value-type="float">
            <text:p>48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2.5625" calcext:value-type="float">
            <text:p>482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3.0625" calcext:value-type="float">
            <text:p>483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3.5625" calcext:value-type="float">
            <text:p>483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4.0625" calcext:value-type="float">
            <text:p>48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4.5625" calcext:value-type="float">
            <text:p>484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5.0625" calcext:value-type="float">
            <text:p>485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5.5625" calcext:value-type="float">
            <text:p>48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6.0625" calcext:value-type="float">
            <text:p>48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86.5625" calcext:value-type="float">
            <text:p>48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87.0625" calcext:value-type="float">
            <text:p>487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7.5625" calcext:value-type="float">
            <text:p>48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8.0625" calcext:value-type="float">
            <text:p>488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88.5625" calcext:value-type="float">
            <text:p>488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89.0625" calcext:value-type="float">
            <text:p>489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89.5625" calcext:value-type="float">
            <text:p>489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0.0625" calcext:value-type="float">
            <text:p>490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0.5625" calcext:value-type="float">
            <text:p>490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1.0625" calcext:value-type="float">
            <text:p>491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1.5625" calcext:value-type="float">
            <text:p>491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2.0625" calcext:value-type="float">
            <text:p>492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2.5625" calcext:value-type="float">
            <text:p>492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3.0625" calcext:value-type="float">
            <text:p>493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93.5625" calcext:value-type="float">
            <text:p>493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4.0625" calcext:value-type="float">
            <text:p>49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4.5625" calcext:value-type="float">
            <text:p>494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5.0625" calcext:value-type="float">
            <text:p>495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5.5625" calcext:value-type="float">
            <text:p>49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6.0625" calcext:value-type="float">
            <text:p>496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6.5625" calcext:value-type="float">
            <text:p>496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497.0625" calcext:value-type="float">
            <text:p>497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7.5625" calcext:value-type="float">
            <text:p>497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8.0625" calcext:value-type="float">
            <text:p>498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8.5625" calcext:value-type="float">
            <text:p>498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499.0625" calcext:value-type="float">
            <text:p>499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499.5625" calcext:value-type="float">
            <text:p>499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0.0625" calcext:value-type="float">
            <text:p>500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0.5625" calcext:value-type="float">
            <text:p>500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1.0625" calcext:value-type="float">
            <text:p>501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1.5625" calcext:value-type="float">
            <text:p>501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2.0625" calcext:value-type="float">
            <text:p>502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2.5625" calcext:value-type="float">
            <text:p>502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3.0625" calcext:value-type="float">
            <text:p>503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3.5625" calcext:value-type="float">
            <text:p>503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4.0625" calcext:value-type="float">
            <text:p>504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504.5625" calcext:value-type="float">
            <text:p>504.5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5.0625" calcext:value-type="float">
            <text:p>505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5.5625" calcext:value-type="float">
            <text:p>505.5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office:value-type="float" office:value="506.0625" calcext:value-type="float">
            <text:p>506.0625</text:p>
          </table:table-cell>
          <table:table-cell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6.5625" calcext:value-type="float">
            <text:p>506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office:value-type="float" office:value="507.0625" calcext:value-type="float">
            <text:p>507.0625</text:p>
          </table:table-cell>
          <table:table-cell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7.5625" calcext:value-type="float">
            <text:p>507.5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office:value-type="float" office:value="508.0625" calcext:value-type="float">
            <text:p>508.0625</text:p>
          </table:table-cell>
          <table:table-cell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office:value-type="float" office:value="508.5625" calcext:value-type="float">
            <text:p>508.5625</text:p>
          </table:table-cell>
          <table:table-cell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office:value-type="float" office:value="509.0625" calcext:value-type="float">
            <text:p>509.0625</text:p>
          </table:table-cell>
          <table:table-cell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509.5625" calcext:value-type="float">
            <text:p>509.5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office:value-type="float" office:value="510.0625" calcext:value-type="float">
            <text:p>510.0625</text:p>
          </table:table-cell>
          <table:table-cell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office:value-type="float" office:value="510.5625" calcext:value-type="float">
            <text:p>510.5625</text:p>
          </table:table-cell>
          <table:table-cell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office:value-type="float" office:value="511.0625" calcext:value-type="float">
            <text:p>511.0625</text:p>
          </table:table-cell>
          <table:table-cell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office:value-type="float" office:value="511.5625" calcext:value-type="float">
            <text:p>511.5625</text:p>
          </table:table-cell>
          <table:table-cell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office:value-type="float" office:value="512.0625" calcext:value-type="float">
            <text:p>512.0625</text:p>
          </table:table-cell>
          <table:table-cell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office:value-type="float" office:value="512.5625" calcext:value-type="float">
            <text:p>512.5625</text:p>
          </table:table-cell>
          <table:table-cell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45108" calcext:value-type="float">
            <text:p>-0.45108</text:p>
          </table:table-cell>
          <table:table-cell/>
          <table:table-cell office:value-type="float" office:value="513.0625" calcext:value-type="float">
            <text:p>513.0625</text:p>
          </table:table-cell>
          <table:table-cell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office:value-type="float" office:value="513.5625" calcext:value-type="float">
            <text:p>513.5625</text:p>
          </table:table-cell>
          <table:table-cell office:value-type="float" office:value="-475.201" calcext:value-type="float">
            <text:p>-475.201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office:value-type="float" office:value="514.0625" calcext:value-type="float">
            <text:p>514.0625</text:p>
          </table:table-cell>
          <table:table-cell office:value-type="float" office:value="-475.201" calcext:value-type="float">
            <text:p>-475.201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office:value-type="float" office:value="514.5625" calcext:value-type="float">
            <text:p>514.5625</text:p>
          </table:table-cell>
          <table:table-cell office:value-type="float" office:value="-507.362" calcext:value-type="float">
            <text:p>-507.362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office:value-type="float" office:value="515.0625" calcext:value-type="float">
            <text:p>515.0625</text:p>
          </table:table-cell>
          <table:table-cell office:value-type="float" office:value="-499.322" calcext:value-type="float">
            <text:p>-499.322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office:value-type="float" office:value="515.5625" calcext:value-type="float">
            <text:p>515.5625</text:p>
          </table:table-cell>
          <table:table-cell office:value-type="float" office:value="-523.442" calcext:value-type="float">
            <text:p>-523.442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office:value-type="float" office:value="516.0625" calcext:value-type="float">
            <text:p>516.0625</text:p>
          </table:table-cell>
          <table:table-cell office:value-type="float" office:value="-531.482" calcext:value-type="float">
            <text:p>-531.482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office:value-type="float" office:value="516.5625" calcext:value-type="float">
            <text:p>516.5625</text:p>
          </table:table-cell>
          <table:table-cell office:value-type="float" office:value="-539.523" calcext:value-type="float">
            <text:p>-539.523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55603" calcext:value-type="float">
            <text:p>-0.555603</text:p>
          </table:table-cell>
          <table:table-cell/>
          <table:table-cell office:value-type="float" office:value="517.0625" calcext:value-type="float">
            <text:p>517.0625</text:p>
          </table:table-cell>
          <table:table-cell office:value-type="float" office:value="-555.603" calcext:value-type="float">
            <text:p>-555.603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office:value-type="float" office:value="517.5625" calcext:value-type="float">
            <text:p>517.5625</text:p>
          </table:table-cell>
          <table:table-cell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office:value-type="float" office:value="518.0625" calcext:value-type="float">
            <text:p>518.0625</text:p>
          </table:table-cell>
          <table:table-cell office:value-type="float" office:value="-579.724" calcext:value-type="float">
            <text:p>-579.724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office:value-type="float" office:value="518.5625" calcext:value-type="float">
            <text:p>518.5625</text:p>
          </table:table-cell>
          <table:table-cell office:value-type="float" office:value="-579.724" calcext:value-type="float">
            <text:p>-579.724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office:value-type="float" office:value="519.0625" calcext:value-type="float">
            <text:p>519.0625</text:p>
          </table:table-cell>
          <table:table-cell office:value-type="float" office:value="-579.724" calcext:value-type="float">
            <text:p>-579.724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office:value-type="float" office:value="519.5625" calcext:value-type="float">
            <text:p>519.5625</text:p>
          </table:table-cell>
          <table:table-cell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1884" calcext:value-type="float">
            <text:p>-0.611884</text:p>
          </table:table-cell>
          <table:table-cell/>
          <table:table-cell office:value-type="float" office:value="520.0625" calcext:value-type="float">
            <text:p>520.0625</text:p>
          </table:table-cell>
          <table:table-cell office:value-type="float" office:value="-611.884" calcext:value-type="float">
            <text:p>-611.884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office:value-type="float" office:value="520.5625" calcext:value-type="float">
            <text:p>520.5625</text:p>
          </table:table-cell>
          <table:table-cell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office:value-type="float" office:value="521.0625" calcext:value-type="float">
            <text:p>521.0625</text:p>
          </table:table-cell>
          <table:table-cell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office:value-type="float" office:value="521.5625" calcext:value-type="float">
            <text:p>521.5625</text:p>
          </table:table-cell>
          <table:table-cell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office:value-type="float" office:value="522.0625" calcext:value-type="float">
            <text:p>522.0625</text:p>
          </table:table-cell>
          <table:table-cell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office:value-type="float" office:value="522.5625" calcext:value-type="float">
            <text:p>522.5625</text:p>
          </table:table-cell>
          <table:table-cell office:value-type="float" office:value="-636.005" calcext:value-type="float">
            <text:p>-636.005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office:value-type="float" office:value="523.0625" calcext:value-type="float">
            <text:p>523.0625</text:p>
          </table:table-cell>
          <table:table-cell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office:value-type="float" office:value="523.5625" calcext:value-type="float">
            <text:p>523.5625</text:p>
          </table:table-cell>
          <table:table-cell office:value-type="float" office:value="-636.005" calcext:value-type="float">
            <text:p>-636.005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office:value-type="float" office:value="524.0625" calcext:value-type="float">
            <text:p>524.0625</text:p>
          </table:table-cell>
          <table:table-cell office:value-type="float" office:value="-644.045" calcext:value-type="float">
            <text:p>-644.045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office:value-type="float" office:value="524.5625" calcext:value-type="float">
            <text:p>524.5625</text:p>
          </table:table-cell>
          <table:table-cell office:value-type="float" office:value="-644.045" calcext:value-type="float">
            <text:p>-644.045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office:value-type="float" office:value="525.0625" calcext:value-type="float">
            <text:p>525.0625</text:p>
          </table:table-cell>
          <table:table-cell office:value-type="float" office:value="-644.045" calcext:value-type="float">
            <text:p>-644.045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office:value-type="float" office:value="525.5625" calcext:value-type="float">
            <text:p>525.5625</text:p>
          </table:table-cell>
          <table:table-cell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office:value-type="float" office:value="526.0625" calcext:value-type="float">
            <text:p>526.0625</text:p>
          </table:table-cell>
          <table:table-cell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office:value-type="float" office:value="526.5625" calcext:value-type="float">
            <text:p>526.5625</text:p>
          </table:table-cell>
          <table:table-cell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office:value-type="float" office:value="527.0625" calcext:value-type="float">
            <text:p>527.0625</text:p>
          </table:table-cell>
          <table:table-cell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office:value-type="float" office:value="527.5625" calcext:value-type="float">
            <text:p>527.5625</text:p>
          </table:table-cell>
          <table:table-cell office:value-type="float" office:value="-668.166" calcext:value-type="float">
            <text:p>-668.166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office:value-type="float" office:value="528.0625" calcext:value-type="float">
            <text:p>528.0625</text:p>
          </table:table-cell>
          <table:table-cell office:value-type="float" office:value="-668.166" calcext:value-type="float">
            <text:p>-668.166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office:value-type="float" office:value="528.5625" calcext:value-type="float">
            <text:p>528.5625</text:p>
          </table:table-cell>
          <table:table-cell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office:value-type="float" office:value="529.0625" calcext:value-type="float">
            <text:p>529.0625</text:p>
          </table:table-cell>
          <table:table-cell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office:value-type="float" office:value="529.5625" calcext:value-type="float">
            <text:p>529.5625</text:p>
          </table:table-cell>
          <table:table-cell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office:value-type="float" office:value="530.0625" calcext:value-type="float">
            <text:p>530.0625</text:p>
          </table:table-cell>
          <table:table-cell office:value-type="float" office:value="-668.166" calcext:value-type="float">
            <text:p>-668.166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office:value-type="float" office:value="530.5625" calcext:value-type="float">
            <text:p>530.5625</text:p>
          </table:table-cell>
          <table:table-cell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office:value-type="float" office:value="531.0625" calcext:value-type="float">
            <text:p>531.0625</text:p>
          </table:table-cell>
          <table:table-cell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office:value-type="float" office:value="531.5625" calcext:value-type="float">
            <text:p>531.5625</text:p>
          </table:table-cell>
          <table:table-cell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office:value-type="float" office:value="532.0625" calcext:value-type="float">
            <text:p>532.0625</text:p>
          </table:table-cell>
          <table:table-cell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office:value-type="float" office:value="532.5625" calcext:value-type="float">
            <text:p>532.5625</text:p>
          </table:table-cell>
          <table:table-cell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office:value-type="float" office:value="533.0625" calcext:value-type="float">
            <text:p>533.0625</text:p>
          </table:table-cell>
          <table:table-cell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3.5625" calcext:value-type="float">
            <text:p>533.5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4.0625" calcext:value-type="float">
            <text:p>534.0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4.5625" calcext:value-type="float">
            <text:p>534.5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5.0625" calcext:value-type="float">
            <text:p>535.0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5.5625" calcext:value-type="float">
            <text:p>535.5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office:value-type="float" office:value="536.0625" calcext:value-type="float">
            <text:p>536.0625</text:p>
          </table:table-cell>
          <table:table-cell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office:value-type="float" office:value="536.5625" calcext:value-type="float">
            <text:p>536.5625</text:p>
          </table:table-cell>
          <table:table-cell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37.0625" calcext:value-type="float">
            <text:p>537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37.5625" calcext:value-type="float">
            <text:p>537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700327" calcext:value-type="float">
            <text:p>-0.700327</text:p>
          </table:table-cell>
          <table:table-cell/>
          <table:table-cell office:value-type="float" office:value="538.0625" calcext:value-type="float">
            <text:p>538.0625</text:p>
          </table:table-cell>
          <table:table-cell office:value-type="float" office:value="-700.327" calcext:value-type="float">
            <text:p>-700.327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538.5625" calcext:value-type="float">
            <text:p>538.5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39.0625" calcext:value-type="float">
            <text:p>539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39.5625" calcext:value-type="float">
            <text:p>539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0.0625" calcext:value-type="float">
            <text:p>540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0.5625" calcext:value-type="float">
            <text:p>540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1.0625" calcext:value-type="float">
            <text:p>541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541.5625" calcext:value-type="float">
            <text:p>541.5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2.0625" calcext:value-type="float">
            <text:p>542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2.5625" calcext:value-type="float">
            <text:p>542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3.0625" calcext:value-type="float">
            <text:p>543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543.5625" calcext:value-type="float">
            <text:p>543.5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4.0625" calcext:value-type="float">
            <text:p>544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4.5625" calcext:value-type="float">
            <text:p>544.5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5.0625" calcext:value-type="float">
            <text:p>545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5.5625" calcext:value-type="float">
            <text:p>545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office:value-type="float" office:value="546.0625" calcext:value-type="float">
            <text:p>546.0625</text:p>
          </table:table-cell>
          <table:table-cell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6.5625" calcext:value-type="float">
            <text:p>546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547.0625" calcext:value-type="float">
            <text:p>547.0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7.5625" calcext:value-type="float">
            <text:p>547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office:value-type="float" office:value="548.0625" calcext:value-type="float">
            <text:p>548.0625</text:p>
          </table:table-cell>
          <table:table-cell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8.5625" calcext:value-type="float">
            <text:p>548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9.0625" calcext:value-type="float">
            <text:p>549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49.5625" calcext:value-type="float">
            <text:p>549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0.0625" calcext:value-type="float">
            <text:p>550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0.5625" calcext:value-type="float">
            <text:p>550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1.0625" calcext:value-type="float">
            <text:p>551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1.5625" calcext:value-type="float">
            <text:p>551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2.0625" calcext:value-type="float">
            <text:p>552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2.5625" calcext:value-type="float">
            <text:p>552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3.0625" calcext:value-type="float">
            <text:p>553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3.5625" calcext:value-type="float">
            <text:p>553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4.0625" calcext:value-type="float">
            <text:p>554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4.5625" calcext:value-type="float">
            <text:p>554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5.0625" calcext:value-type="float">
            <text:p>555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5.5625" calcext:value-type="float">
            <text:p>555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56.0625" calcext:value-type="float">
            <text:p>556.0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6.5625" calcext:value-type="float">
            <text:p>556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7.0625" calcext:value-type="float">
            <text:p>557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7.5625" calcext:value-type="float">
            <text:p>557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58.0625" calcext:value-type="float">
            <text:p>558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58.5625" calcext:value-type="float">
            <text:p>558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59.0625" calcext:value-type="float">
            <text:p>559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59.5625" calcext:value-type="float">
            <text:p>559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0.0625" calcext:value-type="float">
            <text:p>560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office:value-type="float" office:value="560.5625" calcext:value-type="float">
            <text:p>560.5625</text:p>
          </table:table-cell>
          <table:table-cell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1.0625" calcext:value-type="float">
            <text:p>561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1.5625" calcext:value-type="float">
            <text:p>561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62.0625" calcext:value-type="float">
            <text:p>562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2.5625" calcext:value-type="float">
            <text:p>562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63.0625" calcext:value-type="float">
            <text:p>563.0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3.5625" calcext:value-type="float">
            <text:p>563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4.0625" calcext:value-type="float">
            <text:p>564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4.5625" calcext:value-type="float">
            <text:p>564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5.0625" calcext:value-type="float">
            <text:p>565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5.5625" calcext:value-type="float">
            <text:p>565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6.0625" calcext:value-type="float">
            <text:p>566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6.5625" calcext:value-type="float">
            <text:p>566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7.0625" calcext:value-type="float">
            <text:p>567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67.5625" calcext:value-type="float">
            <text:p>567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68.0625" calcext:value-type="float">
            <text:p>568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office:value-type="float" office:value="568.5625" calcext:value-type="float">
            <text:p>568.5625</text:p>
          </table:table-cell>
          <table:table-cell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69.0625" calcext:value-type="float">
            <text:p>569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69.5625" calcext:value-type="float">
            <text:p>569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70.0625" calcext:value-type="float">
            <text:p>570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0.5625" calcext:value-type="float">
            <text:p>57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1.0625" calcext:value-type="float">
            <text:p>571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71.5625" calcext:value-type="float">
            <text:p>571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72.0625" calcext:value-type="float">
            <text:p>572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2.5625" calcext:value-type="float">
            <text:p>572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3.0625" calcext:value-type="float">
            <text:p>573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3.5625" calcext:value-type="float">
            <text:p>573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4.0625" calcext:value-type="float">
            <text:p>574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4.5625" calcext:value-type="float">
            <text:p>574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75.0625" calcext:value-type="float">
            <text:p>575.0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5.5625" calcext:value-type="float">
            <text:p>575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76.0625" calcext:value-type="float">
            <text:p>576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office:value-type="float" office:value="576.5625" calcext:value-type="float">
            <text:p>576.5625</text:p>
          </table:table-cell>
          <table:table-cell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77.0625" calcext:value-type="float">
            <text:p>57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77.5625" calcext:value-type="float">
            <text:p>577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8.0625" calcext:value-type="float">
            <text:p>578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78.5625" calcext:value-type="float">
            <text:p>578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9.0625" calcext:value-type="float">
            <text:p>579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79.5625" calcext:value-type="float">
            <text:p>579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0.0625" calcext:value-type="float">
            <text:p>580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0.5625" calcext:value-type="float">
            <text:p>58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81.0625" calcext:value-type="float">
            <text:p>58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1.5625" calcext:value-type="float">
            <text:p>581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2.0625" calcext:value-type="float">
            <text:p>582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2.5625" calcext:value-type="float">
            <text:p>58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3.0625" calcext:value-type="float">
            <text:p>583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3.5625" calcext:value-type="float">
            <text:p>58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4.0625" calcext:value-type="float">
            <text:p>584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4.5625" calcext:value-type="float">
            <text:p>584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5.0625" calcext:value-type="float">
            <text:p>585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5.5625" calcext:value-type="float">
            <text:p>585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6.0625" calcext:value-type="float">
            <text:p>586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6.5625" calcext:value-type="float">
            <text:p>58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7.0625" calcext:value-type="float">
            <text:p>587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87.5625" calcext:value-type="float">
            <text:p>587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8.0625" calcext:value-type="float">
            <text:p>588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88.5625" calcext:value-type="float">
            <text:p>58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9.0625" calcext:value-type="float">
            <text:p>589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89.5625" calcext:value-type="float">
            <text:p>589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0.0625" calcext:value-type="float">
            <text:p>59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90.5625" calcext:value-type="float">
            <text:p>590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1.0625" calcext:value-type="float">
            <text:p>591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1.5625" calcext:value-type="float">
            <text:p>59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2.0625" calcext:value-type="float">
            <text:p>592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2.5625" calcext:value-type="float">
            <text:p>59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3.0625" calcext:value-type="float">
            <text:p>59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3.5625" calcext:value-type="float">
            <text:p>59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94.0625" calcext:value-type="float">
            <text:p>594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4.5625" calcext:value-type="float">
            <text:p>59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95.0625" calcext:value-type="float">
            <text:p>595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95.5625" calcext:value-type="float">
            <text:p>595.5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6.0625" calcext:value-type="float">
            <text:p>596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6.5625" calcext:value-type="float">
            <text:p>59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7.0625" calcext:value-type="float">
            <text:p>59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7.5625" calcext:value-type="float">
            <text:p>597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598.0625" calcext:value-type="float">
            <text:p>598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8.5625" calcext:value-type="float">
            <text:p>59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599.0625" calcext:value-type="float">
            <text:p>599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599.5625" calcext:value-type="float">
            <text:p>59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00.0625" calcext:value-type="float">
            <text:p>60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0.5625" calcext:value-type="float">
            <text:p>600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1.0625" calcext:value-type="float">
            <text:p>60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1.5625" calcext:value-type="float">
            <text:p>60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office:value-type="float" office:value="602.0625" calcext:value-type="float">
            <text:p>602.0625</text:p>
          </table:table-cell>
          <table:table-cell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2.5625" calcext:value-type="float">
            <text:p>602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3.0625" calcext:value-type="float">
            <text:p>603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3.5625" calcext:value-type="float">
            <text:p>603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4.0625" calcext:value-type="float">
            <text:p>604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4.5625" calcext:value-type="float">
            <text:p>60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5.0625" calcext:value-type="float">
            <text:p>60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5.5625" calcext:value-type="float">
            <text:p>60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6.0625" calcext:value-type="float">
            <text:p>60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6.5625" calcext:value-type="float">
            <text:p>60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7.0625" calcext:value-type="float">
            <text:p>607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7.5625" calcext:value-type="float">
            <text:p>607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8.0625" calcext:value-type="float">
            <text:p>60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08.5625" calcext:value-type="float">
            <text:p>608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09.0625" calcext:value-type="float">
            <text:p>609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09.5625" calcext:value-type="float">
            <text:p>60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0.0625" calcext:value-type="float">
            <text:p>610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10.5625" calcext:value-type="float">
            <text:p>61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1.0625" calcext:value-type="float">
            <text:p>611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1.5625" calcext:value-type="float">
            <text:p>611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2.0625" calcext:value-type="float">
            <text:p>612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2.5625" calcext:value-type="float">
            <text:p>612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3.0625" calcext:value-type="float">
            <text:p>61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3.5625" calcext:value-type="float">
            <text:p>61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4.0625" calcext:value-type="float">
            <text:p>61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4.5625" calcext:value-type="float">
            <text:p>61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5.0625" calcext:value-type="float">
            <text:p>615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5.5625" calcext:value-type="float">
            <text:p>61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6.0625" calcext:value-type="float">
            <text:p>61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6.5625" calcext:value-type="float">
            <text:p>616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17.0625" calcext:value-type="float">
            <text:p>617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17.5625" calcext:value-type="float">
            <text:p>61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8.0625" calcext:value-type="float">
            <text:p>618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18.5625" calcext:value-type="float">
            <text:p>618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19.0625" calcext:value-type="float">
            <text:p>619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19.5625" calcext:value-type="float">
            <text:p>61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0.0625" calcext:value-type="float">
            <text:p>62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0.5625" calcext:value-type="float">
            <text:p>62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1.0625" calcext:value-type="float">
            <text:p>621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1.5625" calcext:value-type="float">
            <text:p>62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2.0625" calcext:value-type="float">
            <text:p>62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2.5625" calcext:value-type="float">
            <text:p>622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23.0625" calcext:value-type="float">
            <text:p>623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3.5625" calcext:value-type="float">
            <text:p>62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4.0625" calcext:value-type="float">
            <text:p>62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4.5625" calcext:value-type="float">
            <text:p>624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5.0625" calcext:value-type="float">
            <text:p>62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5.5625" calcext:value-type="float">
            <text:p>62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26.0625" calcext:value-type="float">
            <text:p>626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6.5625" calcext:value-type="float">
            <text:p>62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7.0625" calcext:value-type="float">
            <text:p>62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7.5625" calcext:value-type="float">
            <text:p>627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8.0625" calcext:value-type="float">
            <text:p>62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8.5625" calcext:value-type="float">
            <text:p>628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29.0625" calcext:value-type="float">
            <text:p>62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29.5625" calcext:value-type="float">
            <text:p>62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0.0625" calcext:value-type="float">
            <text:p>63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0.5625" calcext:value-type="float">
            <text:p>63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31.0625" calcext:value-type="float">
            <text:p>631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1.5625" calcext:value-type="float">
            <text:p>63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2.0625" calcext:value-type="float">
            <text:p>63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32.5625" calcext:value-type="float">
            <text:p>632.5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3.0625" calcext:value-type="float">
            <text:p>633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3.5625" calcext:value-type="float">
            <text:p>633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34.0625" calcext:value-type="float">
            <text:p>634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4.5625" calcext:value-type="float">
            <text:p>63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5.0625" calcext:value-type="float">
            <text:p>63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5.5625" calcext:value-type="float">
            <text:p>635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6.0625" calcext:value-type="float">
            <text:p>63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6.5625" calcext:value-type="float">
            <text:p>63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7.0625" calcext:value-type="float">
            <text:p>63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37.5625" calcext:value-type="float">
            <text:p>637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8.0625" calcext:value-type="float">
            <text:p>638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8.5625" calcext:value-type="float">
            <text:p>638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39.0625" calcext:value-type="float">
            <text:p>63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39.5625" calcext:value-type="float">
            <text:p>63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0.0625" calcext:value-type="float">
            <text:p>64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0.5625" calcext:value-type="float">
            <text:p>640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1.0625" calcext:value-type="float">
            <text:p>64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1.5625" calcext:value-type="float">
            <text:p>641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42.0625" calcext:value-type="float">
            <text:p>642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2.5625" calcext:value-type="float">
            <text:p>64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office:value-type="float" office:value="643.0625" calcext:value-type="float">
            <text:p>643.0625</text:p>
          </table:table-cell>
          <table:table-cell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3.5625" calcext:value-type="float">
            <text:p>643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4.0625" calcext:value-type="float">
            <text:p>644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4.5625" calcext:value-type="float">
            <text:p>64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5.0625" calcext:value-type="float">
            <text:p>645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45.5625" calcext:value-type="float">
            <text:p>645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6.0625" calcext:value-type="float">
            <text:p>64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6.5625" calcext:value-type="float">
            <text:p>64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7.0625" calcext:value-type="float">
            <text:p>647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7.5625" calcext:value-type="float">
            <text:p>64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48.0625" calcext:value-type="float">
            <text:p>64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48.5625" calcext:value-type="float">
            <text:p>648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49.0625" calcext:value-type="float">
            <text:p>64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49.5625" calcext:value-type="float">
            <text:p>64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50.0625" calcext:value-type="float">
            <text:p>650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50.5625" calcext:value-type="float">
            <text:p>650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1.0625" calcext:value-type="float">
            <text:p>65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51.5625" calcext:value-type="float">
            <text:p>651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2.0625" calcext:value-type="float">
            <text:p>65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2.5625" calcext:value-type="float">
            <text:p>65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3.0625" calcext:value-type="float">
            <text:p>653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53.5625" calcext:value-type="float">
            <text:p>653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4.0625" calcext:value-type="float">
            <text:p>654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4.5625" calcext:value-type="float">
            <text:p>65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5.0625" calcext:value-type="float">
            <text:p>65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5.5625" calcext:value-type="float">
            <text:p>65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6.0625" calcext:value-type="float">
            <text:p>656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56.5625" calcext:value-type="float">
            <text:p>656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57.0625" calcext:value-type="float">
            <text:p>657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57.5625" calcext:value-type="float">
            <text:p>657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8.0625" calcext:value-type="float">
            <text:p>65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58.5625" calcext:value-type="float">
            <text:p>658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59.0625" calcext:value-type="float">
            <text:p>659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59.5625" calcext:value-type="float">
            <text:p>659.5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0.0625" calcext:value-type="float">
            <text:p>66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0.5625" calcext:value-type="float">
            <text:p>66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1.0625" calcext:value-type="float">
            <text:p>66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1.5625" calcext:value-type="float">
            <text:p>661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2.0625" calcext:value-type="float">
            <text:p>662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2.5625" calcext:value-type="float">
            <text:p>66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3.0625" calcext:value-type="float">
            <text:p>663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3.5625" calcext:value-type="float">
            <text:p>663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4.0625" calcext:value-type="float">
            <text:p>66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4.5625" calcext:value-type="float">
            <text:p>66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5.0625" calcext:value-type="float">
            <text:p>665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5.5625" calcext:value-type="float">
            <text:p>66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office:value-type="float" office:value="666.0625" calcext:value-type="float">
            <text:p>666.0625</text:p>
          </table:table-cell>
          <table:table-cell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6.5625" calcext:value-type="float">
            <text:p>666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7.0625" calcext:value-type="float">
            <text:p>667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7.5625" calcext:value-type="float">
            <text:p>667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8.0625" calcext:value-type="float">
            <text:p>66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8.5625" calcext:value-type="float">
            <text:p>66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69.0625" calcext:value-type="float">
            <text:p>669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69.5625" calcext:value-type="float">
            <text:p>66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0.0625" calcext:value-type="float">
            <text:p>67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0.5625" calcext:value-type="float">
            <text:p>670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1.0625" calcext:value-type="float">
            <text:p>671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1.5625" calcext:value-type="float">
            <text:p>671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2.0625" calcext:value-type="float">
            <text:p>672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2.5625" calcext:value-type="float">
            <text:p>672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73.0625" calcext:value-type="float">
            <text:p>67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3.5625" calcext:value-type="float">
            <text:p>673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4.0625" calcext:value-type="float">
            <text:p>674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4.5625" calcext:value-type="float">
            <text:p>674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5.0625" calcext:value-type="float">
            <text:p>67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5.5625" calcext:value-type="float">
            <text:p>675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6.0625" calcext:value-type="float">
            <text:p>676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6.5625" calcext:value-type="float">
            <text:p>676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7.0625" calcext:value-type="float">
            <text:p>677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7.5625" calcext:value-type="float">
            <text:p>677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8.0625" calcext:value-type="float">
            <text:p>67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8.5625" calcext:value-type="float">
            <text:p>67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79.0625" calcext:value-type="float">
            <text:p>67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79.5625" calcext:value-type="float">
            <text:p>67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0.0625" calcext:value-type="float">
            <text:p>68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80.5625" calcext:value-type="float">
            <text:p>68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1.0625" calcext:value-type="float">
            <text:p>681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1.5625" calcext:value-type="float">
            <text:p>681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82.0625" calcext:value-type="float">
            <text:p>68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2.5625" calcext:value-type="float">
            <text:p>68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83.0625" calcext:value-type="float">
            <text:p>683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83.5625" calcext:value-type="float">
            <text:p>683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4.0625" calcext:value-type="float">
            <text:p>68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4.5625" calcext:value-type="float">
            <text:p>684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85.0625" calcext:value-type="float">
            <text:p>68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5.5625" calcext:value-type="float">
            <text:p>685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6.0625" calcext:value-type="float">
            <text:p>686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6.5625" calcext:value-type="float">
            <text:p>686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7.0625" calcext:value-type="float">
            <text:p>687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87.5625" calcext:value-type="float">
            <text:p>68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88.0625" calcext:value-type="float">
            <text:p>688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8.5625" calcext:value-type="float">
            <text:p>68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89.0625" calcext:value-type="float">
            <text:p>689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89.5625" calcext:value-type="float">
            <text:p>68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0.0625" calcext:value-type="float">
            <text:p>690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90.5625" calcext:value-type="float">
            <text:p>690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1.0625" calcext:value-type="float">
            <text:p>691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1.5625" calcext:value-type="float">
            <text:p>691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2.0625" calcext:value-type="float">
            <text:p>692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2.5625" calcext:value-type="float">
            <text:p>69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3.0625" calcext:value-type="float">
            <text:p>693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3.5625" calcext:value-type="float">
            <text:p>693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4.0625" calcext:value-type="float">
            <text:p>69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94.5625" calcext:value-type="float">
            <text:p>69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5.0625" calcext:value-type="float">
            <text:p>695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95.5625" calcext:value-type="float">
            <text:p>69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6.0625" calcext:value-type="float">
            <text:p>696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6.5625" calcext:value-type="float">
            <text:p>696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97.0625" calcext:value-type="float">
            <text:p>69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697.5625" calcext:value-type="float">
            <text:p>697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8.0625" calcext:value-type="float">
            <text:p>698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698.5625" calcext:value-type="float">
            <text:p>69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9.0625" calcext:value-type="float">
            <text:p>699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699.5625" calcext:value-type="float">
            <text:p>699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0.0625" calcext:value-type="float">
            <text:p>70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0.5625" calcext:value-type="float">
            <text:p>700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1.0625" calcext:value-type="float">
            <text:p>701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1.5625" calcext:value-type="float">
            <text:p>701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2.0625" calcext:value-type="float">
            <text:p>702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2.5625" calcext:value-type="float">
            <text:p>70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3.0625" calcext:value-type="float">
            <text:p>703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3.5625" calcext:value-type="float">
            <text:p>703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4.0625" calcext:value-type="float">
            <text:p>70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04.5625" calcext:value-type="float">
            <text:p>704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05.0625" calcext:value-type="float">
            <text:p>705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5.5625" calcext:value-type="float">
            <text:p>70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06.0625" calcext:value-type="float">
            <text:p>706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06.5625" calcext:value-type="float">
            <text:p>706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7.0625" calcext:value-type="float">
            <text:p>70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7.5625" calcext:value-type="float">
            <text:p>70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8.0625" calcext:value-type="float">
            <text:p>708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8.5625" calcext:value-type="float">
            <text:p>70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09.0625" calcext:value-type="float">
            <text:p>70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09.5625" calcext:value-type="float">
            <text:p>709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0.0625" calcext:value-type="float">
            <text:p>71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0.5625" calcext:value-type="float">
            <text:p>710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1.0625" calcext:value-type="float">
            <text:p>711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1.5625" calcext:value-type="float">
            <text:p>711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2.0625" calcext:value-type="float">
            <text:p>71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2.5625" calcext:value-type="float">
            <text:p>71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3.0625" calcext:value-type="float">
            <text:p>71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3.5625" calcext:value-type="float">
            <text:p>713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14.0625" calcext:value-type="float">
            <text:p>714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4.5625" calcext:value-type="float">
            <text:p>71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5.0625" calcext:value-type="float">
            <text:p>715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5.5625" calcext:value-type="float">
            <text:p>71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6.0625" calcext:value-type="float">
            <text:p>716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6.5625" calcext:value-type="float">
            <text:p>716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7.0625" calcext:value-type="float">
            <text:p>71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7.5625" calcext:value-type="float">
            <text:p>71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8.0625" calcext:value-type="float">
            <text:p>718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18.5625" calcext:value-type="float">
            <text:p>71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9.0625" calcext:value-type="float">
            <text:p>71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19.5625" calcext:value-type="float">
            <text:p>71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0.0625" calcext:value-type="float">
            <text:p>72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20.5625" calcext:value-type="float">
            <text:p>720.5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1.0625" calcext:value-type="float">
            <text:p>72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1.5625" calcext:value-type="float">
            <text:p>721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22.0625" calcext:value-type="float">
            <text:p>72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2.5625" calcext:value-type="float">
            <text:p>72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3.0625" calcext:value-type="float">
            <text:p>723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3.5625" calcext:value-type="float">
            <text:p>723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4.0625" calcext:value-type="float">
            <text:p>72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4.5625" calcext:value-type="float">
            <text:p>72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5.0625" calcext:value-type="float">
            <text:p>725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25.5625" calcext:value-type="float">
            <text:p>725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6.0625" calcext:value-type="float">
            <text:p>726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6.5625" calcext:value-type="float">
            <text:p>726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7.0625" calcext:value-type="float">
            <text:p>72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7.5625" calcext:value-type="float">
            <text:p>72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28.0625" calcext:value-type="float">
            <text:p>728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8.5625" calcext:value-type="float">
            <text:p>72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29.0625" calcext:value-type="float">
            <text:p>729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29.5625" calcext:value-type="float">
            <text:p>72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0.0625" calcext:value-type="float">
            <text:p>730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30.5625" calcext:value-type="float">
            <text:p>730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1.0625" calcext:value-type="float">
            <text:p>73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1.5625" calcext:value-type="float">
            <text:p>731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2.0625" calcext:value-type="float">
            <text:p>73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2.5625" calcext:value-type="float">
            <text:p>73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3.0625" calcext:value-type="float">
            <text:p>733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33.5625" calcext:value-type="float">
            <text:p>733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4.0625" calcext:value-type="float">
            <text:p>734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4.5625" calcext:value-type="float">
            <text:p>73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5.0625" calcext:value-type="float">
            <text:p>735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5.5625" calcext:value-type="float">
            <text:p>73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6.0625" calcext:value-type="float">
            <text:p>736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6.5625" calcext:value-type="float">
            <text:p>736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7.0625" calcext:value-type="float">
            <text:p>73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7.5625" calcext:value-type="float">
            <text:p>73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38.0625" calcext:value-type="float">
            <text:p>738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8.5625" calcext:value-type="float">
            <text:p>73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9.0625" calcext:value-type="float">
            <text:p>739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39.5625" calcext:value-type="float">
            <text:p>739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0.0625" calcext:value-type="float">
            <text:p>740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0.5625" calcext:value-type="float">
            <text:p>740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1.0625" calcext:value-type="float">
            <text:p>74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1.5625" calcext:value-type="float">
            <text:p>741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2.0625" calcext:value-type="float">
            <text:p>74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2.5625" calcext:value-type="float">
            <text:p>74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3.0625" calcext:value-type="float">
            <text:p>74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3.5625" calcext:value-type="float">
            <text:p>743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4.0625" calcext:value-type="float">
            <text:p>744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44.5625" calcext:value-type="float">
            <text:p>744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5.0625" calcext:value-type="float">
            <text:p>745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5.5625" calcext:value-type="float">
            <text:p>74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46.0625" calcext:value-type="float">
            <text:p>746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6.5625" calcext:value-type="float">
            <text:p>746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47.0625" calcext:value-type="float">
            <text:p>747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7.5625" calcext:value-type="float">
            <text:p>74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8.0625" calcext:value-type="float">
            <text:p>748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48.5625" calcext:value-type="float">
            <text:p>74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9.0625" calcext:value-type="float">
            <text:p>749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49.5625" calcext:value-type="float">
            <text:p>749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0.0625" calcext:value-type="float">
            <text:p>750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0.5625" calcext:value-type="float">
            <text:p>750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1.0625" calcext:value-type="float">
            <text:p>751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51.5625" calcext:value-type="float">
            <text:p>751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2.0625" calcext:value-type="float">
            <text:p>75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2.5625" calcext:value-type="float">
            <text:p>75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3.0625" calcext:value-type="float">
            <text:p>75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3.5625" calcext:value-type="float">
            <text:p>753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4.0625" calcext:value-type="float">
            <text:p>75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4.5625" calcext:value-type="float">
            <text:p>75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55.0625" calcext:value-type="float">
            <text:p>755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5.5625" calcext:value-type="float">
            <text:p>755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6.0625" calcext:value-type="float">
            <text:p>756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56.5625" calcext:value-type="float">
            <text:p>756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57.0625" calcext:value-type="float">
            <text:p>757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57.5625" calcext:value-type="float">
            <text:p>757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58.0625" calcext:value-type="float">
            <text:p>758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8.5625" calcext:value-type="float">
            <text:p>758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9.0625" calcext:value-type="float">
            <text:p>759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59.5625" calcext:value-type="float">
            <text:p>759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0.0625" calcext:value-type="float">
            <text:p>760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0.5625" calcext:value-type="float">
            <text:p>760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1.0625" calcext:value-type="float">
            <text:p>76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1.5625" calcext:value-type="float">
            <text:p>761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office:value-type="float" office:value="762.0625" calcext:value-type="float">
            <text:p>762.0625</text:p>
          </table:table-cell>
          <table:table-cell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2.5625" calcext:value-type="float">
            <text:p>76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63.0625" calcext:value-type="float">
            <text:p>763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3.5625" calcext:value-type="float">
            <text:p>763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4.0625" calcext:value-type="float">
            <text:p>764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4.5625" calcext:value-type="float">
            <text:p>76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5.0625" calcext:value-type="float">
            <text:p>765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65.5625" calcext:value-type="float">
            <text:p>765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6.0625" calcext:value-type="float">
            <text:p>766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6.5625" calcext:value-type="float">
            <text:p>766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7.0625" calcext:value-type="float">
            <text:p>76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67.5625" calcext:value-type="float">
            <text:p>767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68.0625" calcext:value-type="float">
            <text:p>768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8.5625" calcext:value-type="float">
            <text:p>76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69.0625" calcext:value-type="float">
            <text:p>769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69.5625" calcext:value-type="float">
            <text:p>769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0.0625" calcext:value-type="float">
            <text:p>770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70.5625" calcext:value-type="float">
            <text:p>770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1.0625" calcext:value-type="float">
            <text:p>77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1.5625" calcext:value-type="float">
            <text:p>771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2.0625" calcext:value-type="float">
            <text:p>77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2.5625" calcext:value-type="float">
            <text:p>77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3.0625" calcext:value-type="float">
            <text:p>77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73.5625" calcext:value-type="float">
            <text:p>773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74.0625" calcext:value-type="float">
            <text:p>774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4.5625" calcext:value-type="float">
            <text:p>77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5.0625" calcext:value-type="float">
            <text:p>775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5.5625" calcext:value-type="float">
            <text:p>77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76.0625" calcext:value-type="float">
            <text:p>776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6.5625" calcext:value-type="float">
            <text:p>776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77.0625" calcext:value-type="float">
            <text:p>777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77.5625" calcext:value-type="float">
            <text:p>777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78.0625" calcext:value-type="float">
            <text:p>778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8.5625" calcext:value-type="float">
            <text:p>77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9.0625" calcext:value-type="float">
            <text:p>779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79.5625" calcext:value-type="float">
            <text:p>779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0.0625" calcext:value-type="float">
            <text:p>780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0.5625" calcext:value-type="float">
            <text:p>780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1.0625" calcext:value-type="float">
            <text:p>78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1.5625" calcext:value-type="float">
            <text:p>781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2.0625" calcext:value-type="float">
            <text:p>782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2.5625" calcext:value-type="float">
            <text:p>782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3.0625" calcext:value-type="float">
            <text:p>783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3.5625" calcext:value-type="float">
            <text:p>783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4.0625" calcext:value-type="float">
            <text:p>784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4.5625" calcext:value-type="float">
            <text:p>784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5.0625" calcext:value-type="float">
            <text:p>785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5.5625" calcext:value-type="float">
            <text:p>785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86.0625" calcext:value-type="float">
            <text:p>786.0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6.5625" calcext:value-type="float">
            <text:p>786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7.0625" calcext:value-type="float">
            <text:p>787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87.5625" calcext:value-type="float">
            <text:p>787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8.0625" calcext:value-type="float">
            <text:p>788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8.5625" calcext:value-type="float">
            <text:p>788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89.0625" calcext:value-type="float">
            <text:p>789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789.5625" calcext:value-type="float">
            <text:p>789.562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0.0625" calcext:value-type="float">
            <text:p>790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790.5625" calcext:value-type="float">
            <text:p>790.562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1.0625" calcext:value-type="float">
            <text:p>791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1.5625" calcext:value-type="float">
            <text:p>791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2.0625" calcext:value-type="float">
            <text:p>792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office:value-type="float" office:value="792.5625" calcext:value-type="float">
            <text:p>792.5625</text:p>
          </table:table-cell>
          <table:table-cell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3.0625" calcext:value-type="float">
            <text:p>793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3.5625" calcext:value-type="float">
            <text:p>793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4.0625" calcext:value-type="float">
            <text:p>794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794.5625" calcext:value-type="float">
            <text:p>794.562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5.0625" calcext:value-type="float">
            <text:p>795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5.5625" calcext:value-type="float">
            <text:p>795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6.0625" calcext:value-type="float">
            <text:p>796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6.5625" calcext:value-type="float">
            <text:p>796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7.0625" calcext:value-type="float">
            <text:p>797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7.5625" calcext:value-type="float">
            <text:p>797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8.0625" calcext:value-type="float">
            <text:p>798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8.5625" calcext:value-type="float">
            <text:p>798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799.0625" calcext:value-type="float">
            <text:p>799.0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799.5625" calcext:value-type="float">
            <text:p>799.5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office:value-type="float" office:value="800.0625" calcext:value-type="float">
            <text:p>800.0625</text:p>
          </table:table-cell>
          <table:table-cell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office:value-type="float" office:value="800.5625" calcext:value-type="float">
            <text:p>800.5625</text:p>
          </table:table-cell>
          <table:table-cell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office:value-type="float" office:value="801.0625" calcext:value-type="float">
            <text:p>801.0625</text:p>
          </table:table-cell>
          <table:table-cell office:value-type="float" office:value="-796.809" calcext:value-type="float">
            <text:p>-796.8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2:36.150234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1T18:32:48.651094259</dc:date>
    <meta:editing-duration>PT12S</meta:editing-duration>
    <meta:editing-cycles>1</meta:editing-cycles>
    <meta:document-statistic meta:table-count="1" meta:cell-count="8016" meta:object-count="0"/>
  </office:meta>
</office:document-meta>
</file>